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lay" svg:font-family="Play" style:font-family-generic="system" style:font-pitch="variable"/>
    <style:font-face style:name="Raleway" svg:font-family="Raleway" style:font-family-generic="system" style:font-pitch="variable"/>
    <style:font-face style:name="Roboto1" svg:font-family="Roboto"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text-properties style:font-name="Calibri" fo:font-size="12pt" style:font-name-asian="Play" style:font-size-asian="12pt" style:font-name-complex="Play" style:font-size-complex="12pt"/>
    </style:style>
    <style:style style:name="P2" style:family="paragraph" style:parent-style-name="Standard">
      <style:paragraph-properties fo:margin-left="0cm" fo:margin-right="0cm" fo:margin-top="0cm" fo:margin-bottom="0cm" loext:contextual-spacing="false" fo:line-height="115%" fo:text-indent="0cm" style:auto-text-indent="false"/>
      <style:text-properties style:font-name="Calibri"/>
    </style:style>
    <style:style style:name="P3" style:family="paragraph" style:parent-style-name="Standard">
      <style:paragraph-properties fo:margin-left="0cm" fo:margin-right="0cm" fo:margin-top="0cm" fo:margin-bottom="0cm" loext:contextual-spacing="false" fo:line-height="150%" fo:text-indent="0cm" style:auto-text-indent="false"/>
      <style:text-properties style:font-name="Calibri"/>
    </style:style>
    <style:style style:name="P4" style:family="paragraph" style:parent-style-name="Standard">
      <style:paragraph-properties fo:margin-left="0cm" fo:margin-right="0cm" fo:margin-top="0cm" fo:margin-bottom="0cm" loext:contextual-spacing="false" fo:line-height="115%" fo:text-indent="0cm" style:auto-text-indent="false"/>
      <style:text-properties style:font-name="Calibri" fo:font-size="20pt" style:text-underline-style="solid" style:text-underline-width="auto" style:text-underline-color="font-color" fo:font-weight="bold" style:font-name-asian="Roboto1" style:font-size-asian="20pt" style:font-weight-asian="bold" style:font-name-complex="Roboto1" style:font-size-complex="20pt"/>
    </style:style>
    <style:style style:name="P5" style:family="paragraph" style:parent-style-name="Standard">
      <style:paragraph-properties fo:margin-left="0cm" fo:margin-right="0cm" fo:margin-top="0cm" fo:margin-bottom="0cm" loext:contextual-spacing="false" fo:line-height="115%" fo:text-align="center" style:justify-single-word="false" fo:text-indent="0cm" style:auto-text-indent="false"/>
      <style:text-properties style:font-name="Calibri" fo:font-size="20pt" style:text-underline-style="solid" style:text-underline-width="auto" style:text-underline-color="font-color" fo:font-weight="bold" officeooo:rsid="0025a40f" officeooo:paragraph-rsid="0025a40f" style:font-size-asian="20pt" style:font-weight-asian="bold" style:font-size-complex="20pt" style:font-weight-complex="bold"/>
    </style:style>
    <style:style style:name="P6" style:family="paragraph" style:parent-style-name="Standard">
      <style:paragraph-properties fo:margin-left="0cm" fo:margin-right="0cm" fo:margin-top="0cm" fo:margin-bottom="0cm" loext:contextual-spacing="false" fo:line-height="150%" fo:text-indent="0cm" style:auto-text-indent="false"/>
      <style:text-properties style:font-name="Calibri" fo:font-size="16pt" fo:font-weight="bold" style:font-name-asian="Raleway" style:font-size-asian="16pt" style:font-weight-asian="bold" style:font-name-complex="Raleway" style:font-size-complex="16pt"/>
    </style:style>
    <style:style style:name="P7" style:family="paragraph" style:parent-style-name="Standard">
      <style:paragraph-properties fo:margin-left="0cm" fo:margin-right="0cm" fo:margin-top="0cm" fo:margin-bottom="0cm" loext:contextual-spacing="false" fo:line-height="150%" fo:text-indent="0cm" style:auto-text-indent="false"/>
      <style:text-properties style:font-name="Calibri" fo:font-size="16pt" fo:font-weight="bold" officeooo:paragraph-rsid="002eff9c" style:font-name-asian="Raleway" style:font-size-asian="16pt" style:font-weight-asian="bold" style:font-name-complex="Raleway" style:font-size-complex="16pt"/>
    </style:style>
    <style:style style:name="P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9" style:family="paragraph" style:parent-style-name="Standard">
      <style:paragraph-properties fo:margin-left="0cm" fo:margin-right="0cm" fo:margin-top="0cm" fo:margin-bottom="0cm" loext:contextual-spacing="false" fo:line-height="115%" fo:text-indent="0cm" style:auto-text-indent="false"/>
      <style:text-properties style:font-name="Calibri" fo:font-size="14pt" style:font-size-asian="14pt" style:font-size-complex="14pt"/>
    </style:style>
    <style:style style:name="P10" style:family="paragraph" style:parent-style-name="Standard">
      <style:paragraph-properties fo:margin-left="0cm" fo:margin-right="0cm" fo:margin-top="0cm" fo:margin-bottom="0cm" loext:contextual-spacing="false" fo:line-height="115%" fo:text-indent="0cm" style:auto-text-indent="false"/>
      <style:text-properties style:font-name="Calibri" fo:font-size="14pt" fo:font-weight="bold" officeooo:rsid="00273589" officeooo:paragraph-rsid="0025d508" style:font-size-asian="12.25pt" style:font-weight-asian="bold" style:font-size-complex="14pt" style:font-weight-complex="bold"/>
    </style:style>
    <style:style style:name="P11" style:family="paragraph" style:parent-style-name="Standard">
      <style:paragraph-properties fo:margin-left="0cm" fo:margin-right="0cm" fo:margin-top="0cm" fo:margin-bottom="0cm" loext:contextual-spacing="false" fo:line-height="115%" fo:text-indent="0cm" style:auto-text-indent="false"/>
      <style:text-properties style:font-name="Calibri" fo:font-size="24pt" fo:font-weight="bold" officeooo:rsid="0025d508" officeooo:paragraph-rsid="0025d508" style:font-size-asian="21pt" style:font-weight-asian="bold" style:font-size-complex="24pt" style:font-weight-complex="bold"/>
    </style:style>
    <style:style style:name="P12" style:family="paragraph" style:parent-style-name="Standard">
      <style:paragraph-properties fo:margin-left="0cm" fo:margin-right="0cm" fo:margin-top="0cm" fo:margin-bottom="0cm" loext:contextual-spacing="false" fo:line-height="115%" fo:text-indent="0cm" style:auto-text-indent="false"/>
      <style:text-properties style:font-name="Calibri" fo:font-size="24pt" fo:font-weight="bold" officeooo:rsid="0025d508" officeooo:paragraph-rsid="00273589" style:font-size-asian="21pt" style:font-weight-asian="bold" style:font-size-complex="24pt" style:font-weight-complex="bold"/>
    </style:style>
    <style:style style:name="P13"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style:style>
    <style:style style:name="P14"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style:style>
    <style:style style:name="P15"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officeooo:paragraph-rsid="000f1b13"/>
    </style:style>
    <style:style style:name="P16" style:family="paragraph" style:parent-style-name="Standard">
      <style:paragraph-properties fo:margin-left="0cm" fo:margin-right="0cm" fo:margin-top="0cm" fo:margin-bottom="0.353cm" loext:contextual-spacing="false" fo:line-height="100%" fo:text-align="justify" style:justify-single-word="false" fo:text-indent="0cm" style:auto-text-indent="false"/>
      <style:text-properties style:font-name="Calibri"/>
    </style:style>
    <style:style style:name="P17"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8pt" style:text-underline-style="solid" style:text-underline-width="auto" style:text-underline-color="font-color" fo:font-weight="bold" style:font-name-asian="Roboto1" style:font-size-asian="18pt" style:font-weight-asian="bold" style:font-name-complex="Roboto1" style:font-size-complex="18pt"/>
    </style:style>
    <style:style style:name="P18"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19"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solid" style:text-underline-width="auto" style:text-underline-color="font-color" fo:font-weight="bold" officeooo:paragraph-rsid="000f1b13" style:font-name-asian="Roboto1" style:font-size-asian="14pt" style:font-weight-asian="bold" style:font-name-complex="Roboto1" style:font-size-complex="14pt"/>
    </style:style>
    <style:style style:name="P20"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solid" style:text-underline-width="auto" style:text-underline-color="font-color" fo:font-weight="bold" officeooo:rsid="002d5560" officeooo:paragraph-rsid="002d5560" style:font-name-asian="Roboto1" style:font-size-asian="12.25pt" style:font-weight-asian="bold" style:font-name-complex="Roboto1" style:font-size-complex="14pt" style:font-weight-complex="bold"/>
    </style:style>
    <style:style style:name="P21"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fo:font-weight="bold" style:font-name-asian="Roboto1" style:font-size-asian="14pt" style:font-weight-asian="bold" style:font-name-complex="Roboto1" style:font-size-complex="14pt"/>
    </style:style>
    <style:style style:name="P22"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font-name-asian="Roboto1" style:font-size-asian="14pt" style:font-name-complex="Roboto1" style:font-size-complex="14pt"/>
    </style:style>
    <style:style style:name="P23"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officeooo:rsid="0021a26c" officeooo:paragraph-rsid="0021a26c" style:font-size-asian="14pt" style:font-size-complex="14pt"/>
    </style:style>
    <style:style style:name="P24"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officeooo:rsid="0021a26c" officeooo:paragraph-rsid="00234687" style:font-size-asian="14pt" style:font-size-complex="14pt"/>
    </style:style>
    <style:style style:name="P25"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officeooo:rsid="003f7dfd" officeooo:paragraph-rsid="0021a26c" style:font-size-asian="14pt" style:font-size-complex="14pt"/>
    </style:style>
    <style:style style:name="P26"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officeooo:paragraph-rsid="0021a26c" style:font-size-asian="14pt" style:font-size-complex="14pt"/>
    </style:style>
    <style:style style:name="P27"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fo:font-weight="normal" officeooo:rsid="002d5560" officeooo:paragraph-rsid="002d5560" style:font-name-asian="Roboto1" style:font-size-asian="12.25pt" style:font-weight-asian="normal" style:font-name-complex="Roboto1" style:font-size-complex="14pt" style:font-weight-complex="normal"/>
    </style:style>
    <style:style style:name="P28"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c56fc" officeooo:paragraph-rsid="000f1b13" style:font-size-asian="12.25pt" style:font-size-complex="14pt"/>
    </style:style>
    <style:style style:name="P29"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cac3f" officeooo:paragraph-rsid="001cac3f" style:font-size-asian="12.25pt" style:font-size-complex="14pt"/>
    </style:style>
    <style:style style:name="P30"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cac3f" officeooo:paragraph-rsid="001d05da" style:font-size-asian="12.25pt" style:font-size-complex="14pt"/>
    </style:style>
    <style:style style:name="P31"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cac3f" officeooo:paragraph-rsid="000f1b13" style:font-size-asian="12.25pt" style:font-size-complex="14pt"/>
    </style:style>
    <style:style style:name="P32"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d05da" officeooo:paragraph-rsid="001cac3f" style:font-size-asian="12.25pt" style:font-size-complex="14pt"/>
    </style:style>
    <style:style style:name="P33"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officeooo:rsid="001d05da" officeooo:paragraph-rsid="001d05da" style:font-size-asian="12.25pt" style:font-size-complex="14pt"/>
    </style:style>
    <style:style style:name="P34"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fo:font-weight="bold" officeooo:rsid="002d5560" officeooo:paragraph-rsid="002d5560" style:font-name-asian="Roboto1" style:font-size-asian="12.25pt" style:font-weight-asian="bold" style:font-name-complex="Roboto1" style:font-size-complex="14pt" style:font-weight-complex="bold"/>
    </style:style>
    <style:style style:name="P35"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style:text-underline-style="none" fo:font-weight="bold" officeooo:rsid="0038f63c" officeooo:paragraph-rsid="0038f63c" style:font-name-asian="Roboto1" style:font-size-asian="12.25pt" style:font-weight-asian="bold" style:font-name-complex="Roboto1" style:font-size-complex="14pt" style:font-weight-complex="bold"/>
    </style:style>
    <style:style style:name="P36"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fo:language="en" fo:country="US" officeooo:rsid="001d05da" officeooo:paragraph-rsid="001d05da" style:font-size-asian="12.25pt" style:font-size-complex="14pt"/>
    </style:style>
    <style:style style:name="P37"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423cm"/>
          <style:tab-stop style:position="5.001cm"/>
        </style:tab-stops>
      </style:paragraph-properties>
      <style:text-properties style:font-name="Calibri" fo:font-size="14pt" fo:language="en" fo:country="US" officeooo:rsid="001ee414" officeooo:paragraph-rsid="001ee414" style:font-size-asian="14pt" style:font-size-complex="14pt"/>
    </style:style>
    <style:style style:name="P38"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423cm"/>
          <style:tab-stop style:position="5.001cm"/>
        </style:tab-stops>
      </style:paragraph-properties>
      <style:text-properties style:font-name="Calibri" fo:font-size="14pt" fo:language="en" fo:country="US" officeooo:rsid="001ee414" officeooo:paragraph-rsid="000f1b13" style:font-size-asian="14pt" style:font-size-complex="14pt"/>
    </style:style>
    <style:style style:name="P39"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4pt" fo:language="en" fo:country="US" officeooo:rsid="00304c24" officeooo:paragraph-rsid="00304c24" style:font-size-asian="14pt" style:font-size-complex="14pt"/>
    </style:style>
    <style:style style:name="P40"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6pt" style:text-underline-style="solid" style:text-underline-width="auto" style:text-underline-color="font-color" officeooo:rsid="000f1b13" officeooo:paragraph-rsid="000f1b13" style:font-size-asian="14pt" style:font-size-complex="16pt"/>
    </style:style>
    <style:style style:name="P41"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6pt" style:text-underline-style="solid" style:text-underline-width="auto" style:text-underline-color="font-color" fo:font-weight="bold" officeooo:rsid="001d05da" officeooo:paragraph-rsid="001d05da" style:font-size-asian="14pt" style:font-weight-asian="bold" style:font-size-complex="16pt" style:font-weight-complex="bold"/>
    </style:style>
    <style:style style:name="P42"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6pt" style:text-underline-style="none" officeooo:rsid="000f1b13" officeooo:paragraph-rsid="000f1b13" style:font-size-asian="14pt" style:font-size-complex="16pt"/>
    </style:style>
    <style:style style:name="P43"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style:font-name="Calibri" fo:font-size="16pt" style:text-underline-style="none" officeooo:rsid="000f1b13" officeooo:paragraph-rsid="000f1b13" style:font-size-asian="14pt" style:font-size-complex="16pt"/>
    </style:style>
    <style:style style:name="P44"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6pt" style:text-underline-style="none" officeooo:rsid="001cac3f" officeooo:paragraph-rsid="001d05da" style:font-size-asian="14pt" style:font-size-complex="16pt"/>
    </style:style>
    <style:style style:name="P45"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16pt" style:text-underline-style="none" officeooo:rsid="001d05da" officeooo:paragraph-rsid="001d05da" style:font-size-asian="14pt" style:font-size-complex="16pt"/>
    </style:style>
    <style:style style:name="P46"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423cm"/>
          <style:tab-stop style:position="5.001cm"/>
        </style:tab-stops>
      </style:paragraph-properties>
      <style:text-properties style:font-name="Calibri" fo:font-size="16pt" officeooo:paragraph-rsid="000f1b13"/>
    </style:style>
    <style:style style:name="P47"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style:font-name="Calibri" fo:font-size="24pt" style:text-underline-style="solid" style:text-underline-width="auto" style:text-underline-color="font-color" fo:font-weight="bold" officeooo:rsid="000f1b13" officeooo:paragraph-rsid="000f1b13" style:font-size-asian="24pt" style:font-weight-asian="bold" style:font-size-complex="24pt" style:font-weight-complex="bold"/>
    </style:style>
    <style:style style:name="P48"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officeooo:paragraph-rsid="001d05da"/>
    </style:style>
    <style:style style:name="P49"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officeooo:paragraph-rsid="001ee414"/>
    </style:style>
    <style:style style:name="P50"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officeooo:paragraph-rsid="0021a26c"/>
    </style:style>
    <style:style style:name="P51"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officeooo:paragraph-rsid="00417450"/>
    </style:style>
    <style:style style:name="P52" style:family="paragraph" style:parent-style-name="Standard">
      <style:paragraph-properties fo:margin-left="0cm" fo:margin-right="0cm" fo:margin-top="0cm" fo:margin-bottom="0.353cm" loext:contextual-spacing="false" fo:line-height="115%" fo:text-align="justify" style:justify-single-word="false" fo:text-indent="0cm" style:auto-text-indent="false"/>
      <style:text-properties officeooo:paragraph-rsid="00432ad8"/>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fo:line-height="115%"/>
      <style:text-properties style:font-name="Calibri"/>
    </style:style>
    <style:style style:name="P55" style:family="paragraph" style:parent-style-name="Standard">
      <style:paragraph-properties fo:margin-top="0cm" fo:margin-bottom="0cm" loext:contextual-spacing="false" fo:line-height="115%" fo:text-align="justify" style:justify-single-word="false"/>
      <style:text-properties style:font-name="Calibri"/>
    </style:style>
    <style:style style:name="P56" style:family="paragraph" style:parent-style-name="Standard">
      <style:paragraph-properties fo:margin-top="0cm" fo:margin-bottom="0cm" loext:contextual-spacing="false" fo:line-height="115%" fo:text-align="justify" style:justify-single-word="false"/>
      <style:text-properties style:font-name="Calibri" fo:font-size="18pt" style:text-underline-style="solid" style:text-underline-width="auto" style:text-underline-color="font-color" fo:font-weight="bold" style:font-name-asian="Roboto1" style:font-size-asian="18pt" style:font-weight-asian="bold" style:font-name-complex="Roboto1" style:font-size-complex="18pt"/>
    </style:style>
    <style:style style:name="P57" style:family="paragraph" style:parent-style-name="Standard">
      <style:paragraph-properties fo:margin-top="0cm" fo:margin-bottom="0cm" loext:contextual-spacing="false" fo:line-height="150%"/>
      <style:text-properties fo:color="#000000" style:font-name="Calibri"/>
    </style:style>
    <style:style style:name="P58" style:family="paragraph" style:parent-style-name="Standard">
      <style:paragraph-properties fo:margin-top="0cm" fo:margin-bottom="0cm" loext:contextual-spacing="false" fo:line-height="150%"/>
      <style:text-properties fo:color="#000000" style:font-name="Calibri" fo:font-size="16pt" fo:font-weight="bold" style:font-name-asian="Raleway" style:font-size-asian="16pt" style:font-weight-asian="bold" style:font-name-complex="Raleway" style:font-size-complex="16pt"/>
    </style:style>
    <style:style style:name="P59" style:family="paragraph" style:parent-style-name="Standard">
      <style:paragraph-properties fo:margin-left="2.54cm" fo:margin-right="0cm" fo:margin-top="0cm" fo:margin-bottom="0cm" loext:contextual-spacing="false" fo:line-height="115%" fo:text-indent="0cm" style:auto-text-indent="false"/>
      <style:text-properties style:font-name="Calibri"/>
    </style:style>
    <style:style style:name="P60" style:family="paragraph" style:parent-style-name="Standard">
      <style:paragraph-properties fo:margin-left="2.54cm" fo:margin-right="0cm" fo:margin-top="0cm" fo:margin-bottom="0cm" loext:contextual-spacing="false" fo:line-height="115%" fo:text-align="start" style:justify-single-word="false" fo:text-indent="0cm" style:auto-text-indent="false"/>
      <style:text-properties style:font-name="Calibri"/>
    </style:style>
    <style:style style:name="P61" style:family="paragraph" style:parent-style-name="Standard">
      <style:paragraph-properties fo:margin-left="2.54cm" fo:margin-right="0cm" fo:margin-top="0cm" fo:margin-bottom="0cm" loext:contextual-spacing="false" fo:line-height="115%" fo:text-align="center" style:justify-single-word="false" fo:text-indent="0cm" style:auto-text-indent="false"/>
      <style:text-properties style:font-name="Calibri"/>
    </style:style>
    <style:style style:name="P62" style:family="paragraph" style:parent-style-name="Standard">
      <style:paragraph-properties fo:margin-left="2.54cm" fo:margin-right="0cm" fo:margin-top="0cm" fo:margin-bottom="0cm" loext:contextual-spacing="false" fo:line-height="115%" fo:text-indent="0cm" style:auto-text-indent="false"/>
      <style:text-properties style:font-name="Calibri" fo:font-size="20pt" fo:font-weight="bold" style:font-name-asian="Times New Roman" style:font-size-asian="20pt" style:font-weight-asian="bold" style:font-name-complex="Times New Roman" style:font-size-complex="20pt"/>
    </style:style>
    <style:style style:name="P63" style:family="paragraph" style:parent-style-name="Standard">
      <style:paragraph-properties fo:margin-left="1.27cm" fo:margin-right="0cm" fo:margin-top="0cm" fo:margin-bottom="0.353cm" loext:contextual-spacing="false" fo:line-height="115%" fo:text-align="justify" style:justify-single-word="false" fo:text-indent="1.27cm" style:auto-text-indent="false"/>
      <style:text-properties style:font-name="Calibri"/>
    </style:style>
    <style:style style:name="P64" style:family="paragraph" style:parent-style-name="Standard">
      <style:paragraph-properties fo:margin-left="1.27cm" fo:margin-right="0cm" fo:margin-top="0cm" fo:margin-bottom="0cm" loext:contextual-spacing="false" fo:line-height="115%" fo:text-align="start" style:justify-single-word="false" fo:text-indent="1.27cm" style:auto-text-indent="false"/>
      <style:text-properties style:font-name="Calibri" fo:font-size="26pt" style:text-underline-style="solid" style:text-underline-width="auto" style:text-underline-color="font-color" style:font-size-asian="26pt" style:font-size-complex="26pt"/>
    </style:style>
    <style:style style:name="P65" style:family="paragraph" style:parent-style-name="Standard">
      <style:paragraph-properties fo:margin-left="3.81cm" fo:margin-right="0cm" fo:margin-top="0cm" fo:margin-bottom="0cm" loext:contextual-spacing="false" fo:line-height="115%" fo:text-align="center" style:justify-single-word="false" fo:text-indent="1.27cm" style:auto-text-indent="false"/>
      <style:text-properties style:font-name="Calibri"/>
    </style:style>
    <style:style style:name="P66" style:family="paragraph" style:parent-style-name="Standard">
      <style:paragraph-properties fo:margin-left="3.81cm" fo:margin-right="0cm" fo:margin-top="0cm" fo:margin-bottom="0cm" loext:contextual-spacing="false" fo:line-height="115%" fo:text-align="start" style:justify-single-word="false" fo:text-indent="1.27cm" style:auto-text-indent="false"/>
      <style:text-properties style:font-name="Calibri" fo:font-size="24pt" fo:font-weight="bold" style:font-name-asian="Raleway" style:font-size-asian="24pt" style:font-weight-asian="bold" style:font-name-complex="Raleway" style:font-size-complex="24pt"/>
    </style:style>
    <style:style style:name="P67" style:family="paragraph" style:parent-style-name="Standard">
      <style:paragraph-properties fo:margin-left="0cm" fo:margin-right="0cm" fo:margin-top="0cm" fo:margin-bottom="0cm" loext:contextual-spacing="false" fo:line-height="115%" fo:text-indent="1.27cm" style:auto-text-indent="false"/>
      <style:text-properties style:font-name="Calibri"/>
    </style:style>
    <style:style style:name="P68"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text-properties style:font-name="Calibri"/>
    </style:style>
    <style:style style:name="P69" style:family="paragraph" style:parent-style-name="Standard">
      <style:paragraph-properties fo:margin-left="0cm" fo:margin-right="0cm" fo:margin-top="0cm" fo:margin-bottom="0cm" loext:contextual-spacing="false" fo:line-height="115%" fo:text-indent="1.27cm" style:auto-text-indent="false"/>
      <style:text-properties style:font-name="Calibri" fo:font-size="14pt" style:font-name-asian="Roboto1" style:font-size-asian="14pt" style:font-name-complex="Roboto1" style:font-size-complex="14pt"/>
    </style:style>
    <style:style style:name="P70"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text-properties style:font-name="Calibri" fo:font-size="12pt" style:font-name-asian="Roboto1" style:font-size-asian="12pt" style:font-name-complex="Roboto1" style:font-size-complex="12pt"/>
    </style:style>
    <style:style style:name="P71" style:family="paragraph" style:parent-style-name="Standard">
      <style:paragraph-properties fo:margin-left="0cm" fo:margin-right="0cm" fo:margin-top="0cm" fo:margin-bottom="0cm" loext:contextual-spacing="false" fo:line-height="150%" fo:text-indent="1.27cm" style:auto-text-indent="false"/>
      <style:text-properties fo:color="#000000" style:font-name="Calibri"/>
    </style:style>
    <style:style style:name="P72" style:family="paragraph" style:parent-style-name="Standard">
      <style:paragraph-properties fo:margin-left="0cm" fo:margin-right="0cm" fo:margin-top="0cm" fo:margin-bottom="0cm" loext:contextual-spacing="false" fo:line-height="150%" fo:text-indent="1.27cm" style:auto-text-indent="false"/>
      <style:text-properties fo:color="#000000" style:font-name="Calibri" fo:font-size="16pt" fo:font-weight="bold" style:font-name-asian="Raleway" style:font-size-asian="16pt" style:font-weight-asian="bold" style:font-name-complex="Raleway" style:font-size-complex="16pt"/>
    </style:style>
    <style:style style:name="P73" style:family="paragraph" style:parent-style-name="Standard">
      <style:paragraph-properties fo:margin-left="0cm" fo:margin-right="0cm" fo:margin-top="0cm" fo:margin-bottom="0.353cm" loext:contextual-spacing="false" fo:line-height="115%" fo:text-align="justify" style:justify-single-word="false" fo:text-indent="1.27cm" style:auto-text-indent="false"/>
    </style:style>
    <style:style style:name="P74" style:family="paragraph" style:parent-style-name="Standard">
      <style:paragraph-properties fo:margin-left="0cm" fo:margin-right="0cm" fo:margin-top="0cm" fo:margin-bottom="0.353cm" loext:contextual-spacing="false" fo:line-height="115%" fo:text-align="justify" style:justify-single-word="false" fo:text-indent="1.27cm" style:auto-text-indent="false"/>
      <style:text-properties style:font-name="Calibri"/>
    </style:style>
    <style:style style:name="P75" style:family="paragraph" style:parent-style-name="Standard">
      <style:paragraph-properties fo:margin-left="0cm" fo:margin-right="0cm" fo:margin-top="0cm" fo:margin-bottom="0.353cm" loext:contextual-spacing="false" fo:line-height="115%" fo:text-align="justify" style:justify-single-word="false" fo:text-indent="1.27cm" style:auto-text-indent="false"/>
      <style:text-properties style:font-name="Calibri" fo:font-size="14pt" style:font-name-asian="Roboto1" style:font-size-asian="14pt" style:font-name-complex="Roboto1" style:font-size-complex="14pt"/>
    </style:style>
    <style:style style:name="P76" style:family="paragraph" style:parent-style-name="Standard">
      <style:paragraph-properties fo:margin-left="0cm" fo:margin-right="0cm" fo:margin-top="0cm" fo:margin-bottom="0.353cm" loext:contextual-spacing="false" fo:line-height="115%" fo:text-align="start" style:justify-single-word="false" fo:text-indent="1.27cm" style:auto-text-indent="false"/>
      <style:text-properties style:font-name="Calibri" fo:font-size="14pt" style:font-name-asian="Roboto1" style:font-size-asian="14pt" style:font-name-complex="Roboto1" style:font-size-complex="14pt"/>
    </style:style>
    <style:style style:name="P77" style:family="paragraph" style:parent-style-name="Standard">
      <style:paragraph-properties fo:margin-left="0cm" fo:margin-right="0cm" fo:margin-top="0cm" fo:margin-bottom="0.353cm" loext:contextual-spacing="false" fo:line-height="115%" fo:text-align="justify" style:justify-single-word="false" fo:text-indent="1.27cm" style:auto-text-indent="false"/>
      <style:text-properties style:font-name="Calibri" fo:font-size="14pt" fo:font-weight="bold" style:font-name-asian="Roboto1" style:font-size-asian="14pt" style:font-weight-asian="bold" style:font-name-complex="Roboto1" style:font-size-complex="14pt"/>
    </style:style>
    <style:style style:name="P78" style:family="paragraph" style:parent-style-name="Standard">
      <style:paragraph-properties fo:margin-left="0cm" fo:margin-right="0cm" fo:margin-top="0cm" fo:margin-bottom="0.353cm" loext:contextual-spacing="false" fo:line-height="115%" fo:text-align="justify" style:justify-single-word="false" fo:text-indent="1.27cm" style:auto-text-indent="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79" style:family="paragraph" style:parent-style-name="Standard">
      <style:paragraph-properties fo:margin-left="0cm" fo:margin-right="0cm" fo:margin-top="0cm" fo:margin-bottom="0.353cm" loext:contextual-spacing="false" fo:line-height="115%" fo:text-align="start" style:justify-single-word="false" fo:text-indent="1.27cm" style:auto-text-indent="false"/>
      <style:text-properties style:font-name="Calibri" fo:font-size="14pt" style:font-size-asian="14pt" style:font-size-complex="14pt"/>
    </style:style>
    <style:style style:name="P80" style:family="paragraph" style:parent-style-name="Standard">
      <style:paragraph-properties fo:margin-left="0cm" fo:margin-right="0cm" fo:margin-top="0cm" fo:margin-bottom="0.353cm" loext:contextual-spacing="false" fo:line-height="115%" fo:text-align="start" style:justify-single-word="false" fo:text-indent="1.27cm" style:auto-text-indent="false"/>
      <style:text-properties style:font-name="Calibri" fo:font-size="14pt" officeooo:paragraph-rsid="00207a39" style:font-size-asian="14pt" style:font-size-complex="14pt"/>
    </style:style>
    <style:style style:name="P81" style:family="paragraph" style:parent-style-name="Standard">
      <style:paragraph-properties fo:margin-left="0cm" fo:margin-right="0cm" fo:margin-top="0cm" fo:margin-bottom="0.353cm" loext:contextual-spacing="false" fo:line-height="115%" fo:text-align="start" style:justify-single-word="false" fo:text-indent="1.27cm" style:auto-text-indent="false"/>
      <style:text-properties style:font-name="Calibri" fo:font-size="14pt" officeooo:rsid="00204408" style:font-size-asian="14pt" style:font-size-complex="14pt"/>
    </style:style>
    <style:style style:name="P82" style:family="paragraph" style:parent-style-name="Standard">
      <style:paragraph-properties fo:margin-left="5.08cm" fo:margin-right="0cm" fo:margin-top="0cm" fo:margin-bottom="0cm" loext:contextual-spacing="false" fo:line-height="115%" fo:text-indent="0cm" style:auto-text-indent="false"/>
      <style:text-properties style:font-name="Calibri"/>
    </style:style>
    <style:style style:name="P83"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text-properties style:font-name="Calibri"/>
    </style:style>
    <style:style style:name="P84"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text-properties style:font-name="Calibri" fo:font-size="14pt" fo:font-weight="bold" style:font-size-asian="14pt" style:font-weight-asian="bold" style:font-size-complex="14pt"/>
    </style:style>
    <style:style style:name="P85" style:family="paragraph" style:parent-style-name="Standard">
      <style:paragraph-properties fo:margin-left="2.54cm" fo:margin-right="0cm" fo:margin-top="0cm" fo:margin-bottom="0cm" loext:contextual-spacing="false" fo:line-height="115%" fo:text-align="justify" style:justify-single-word="false" fo:text-indent="-1.27cm" style:auto-text-indent="false"/>
      <style:text-properties style:font-name="Calibri"/>
    </style:style>
    <style:style style:name="P86" style:family="paragraph" style:parent-style-name="Standard">
      <style:paragraph-properties fo:margin-top="0cm" fo:margin-bottom="0.353cm" loext:contextual-spacing="false" fo:line-height="115%" fo:text-align="justify" style:justify-single-word="false"/>
      <style:text-properties style:font-name="Calibri"/>
    </style:style>
    <style:style style:name="P87" style:family="paragraph" style:parent-style-name="Standard">
      <style:paragraph-properties fo:margin-top="0cm" fo:margin-bottom="0.353cm" loext:contextual-spacing="false" fo:line-height="115%" fo:text-align="start" style:justify-single-word="false"/>
      <style:text-properties style:font-name="Calibri" officeooo:paragraph-rsid="00204408"/>
    </style:style>
    <style:style style:name="P88" style:family="paragraph" style:parent-style-name="Standard">
      <style:paragraph-properties fo:margin-top="0cm" fo:margin-bottom="0.353cm" loext:contextual-spacing="false" fo:line-height="115%" fo:text-align="start" style:justify-single-word="false"/>
      <style:text-properties style:font-name="Calibri" officeooo:paragraph-rsid="00425387"/>
    </style:style>
    <style:style style:name="P89" style:family="paragraph" style:parent-style-name="Standard">
      <style:paragraph-properties fo:margin-top="0cm" fo:margin-bottom="0.353cm" loext:contextual-spacing="false" fo:line-height="115%" fo:text-align="justify" style:justify-single-word="false"/>
      <style:text-properties style:font-name="Calibri" fo:font-size="18pt" style:text-underline-style="solid" style:text-underline-width="auto" style:text-underline-color="font-color" fo:font-weight="bold" style:font-name-asian="Roboto1" style:font-size-asian="18pt" style:font-weight-asian="bold" style:font-name-complex="Roboto1" style:font-size-complex="18pt"/>
    </style:style>
    <style:style style:name="P90" style:family="paragraph" style:parent-style-name="Standard">
      <style:paragraph-properties fo:margin-top="0cm" fo:margin-bottom="0.353cm" loext:contextual-spacing="false" fo:line-height="115%" fo:text-align="justify" style:justify-single-word="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91" style:family="paragraph" style:parent-style-name="Standard">
      <style:paragraph-properties fo:margin-top="0cm" fo:margin-bottom="0.353cm" loext:contextual-spacing="false" fo:line-height="115%" fo:text-align="start" style:justify-single-word="false"/>
      <style:text-properties style:font-name="Calibri" fo:font-size="14pt" officeooo:rsid="00204408" officeooo:paragraph-rsid="00204408" style:font-size-asian="12.25pt" style:font-size-complex="14pt"/>
    </style:style>
    <style:style style:name="P92" style:family="paragraph" style:parent-style-name="Standard">
      <style:paragraph-properties fo:margin-top="0cm" fo:margin-bottom="0.353cm" loext:contextual-spacing="false" fo:line-height="115%" fo:text-align="start" style:justify-single-word="false"/>
      <style:text-properties style:font-name="Calibri" fo:font-size="14pt" fo:font-weight="normal" officeooo:rsid="00204408" style:font-size-asian="14pt" style:font-weight-asian="normal" style:font-size-complex="14pt" style:font-weight-complex="normal"/>
    </style:style>
    <style:style style:name="P93" style:family="paragraph" style:parent-style-name="Standard">
      <style:paragraph-properties fo:margin-top="0cm" fo:margin-bottom="0.353cm" loext:contextual-spacing="false" fo:line-height="115%" fo:text-align="start" style:justify-single-word="false"/>
      <style:text-properties style:font-name="Calibri" fo:font-size="14pt" fo:font-weight="normal" officeooo:rsid="00204408" officeooo:paragraph-rsid="00204408" style:font-name-asian="Roboto1" style:font-size-asian="14pt" style:font-weight-asian="normal" style:font-name-complex="Roboto1" style:font-size-complex="14pt" style:font-weight-complex="normal"/>
    </style:style>
    <style:style style:name="P94" style:family="paragraph" style:parent-style-name="Standard">
      <style:paragraph-properties fo:margin-top="0cm" fo:margin-bottom="0.353cm" loext:contextual-spacing="false" fo:line-height="115%" fo:text-align="start" style:justify-single-word="false"/>
      <style:text-properties style:font-name="Calibri" fo:font-size="14pt" fo:font-weight="normal" officeooo:rsid="00204408" officeooo:paragraph-rsid="00425387" style:font-name-asian="Roboto1" style:font-size-asian="14pt" style:font-weight-asian="normal" style:font-name-complex="Roboto1" style:font-size-complex="14pt" style:font-weight-complex="normal"/>
    </style:style>
    <style:style style:name="P95" style:family="paragraph" style:parent-style-name="Standard">
      <style:paragraph-properties fo:margin-left="5.08cm" fo:margin-right="0cm" fo:margin-top="0cm" fo:margin-bottom="0cm" loext:contextual-spacing="false" fo:line-height="115%" fo:text-align="start" style:justify-single-word="false" fo:text-indent="1.27cm" style:auto-text-indent="false"/>
      <style:text-properties style:font-name="Calibri" fo:font-size="24pt" fo:font-weight="bold" style:font-name-asian="Raleway" style:font-size-asian="24pt" style:font-weight-asian="bold" style:font-name-complex="Raleway" style:font-size-complex="24pt"/>
    </style:style>
    <style:style style:name="P96" style:family="paragraph" style:parent-style-name="Standard">
      <style:paragraph-properties fo:margin-left="5.08cm" fo:margin-right="0cm" fo:margin-top="0cm" fo:margin-bottom="0cm" loext:contextual-spacing="false" fo:line-height="115%" fo:text-align="start" style:justify-single-word="false" fo:text-indent="1.27cm" style:auto-text-indent="false"/>
      <style:text-properties style:font-name="Calibri" fo:font-size="16pt" fo:font-weight="bold" style:font-name-asian="Raleway" style:font-size-asian="16pt" style:font-weight-asian="bold" style:font-name-complex="Raleway" style:font-size-complex="16pt"/>
    </style:style>
    <style:style style:name="P97" style:family="paragraph" style:parent-style-name="Standard">
      <style:paragraph-properties fo:margin-left="0cm" fo:margin-right="0cm" fo:margin-top="0cm" fo:margin-bottom="0cm" loext:contextual-spacing="false" fo:line-height="115%" fo:text-align="justify" style:justify-single-word="false" fo:text-indent="-0.476cm" style:auto-text-indent="false"/>
      <style:text-properties style:font-name="Calibri" fo:font-size="18pt" style:text-underline-style="solid" style:text-underline-width="auto" style:text-underline-color="font-color" fo:font-weight="bold" style:font-name-asian="Roboto1" style:font-size-asian="18pt" style:font-weight-asian="bold" style:font-name-complex="Roboto1" style:font-size-complex="18pt"/>
    </style:style>
    <style:style style:name="P98" style:family="paragraph" style:parent-style-name="Standard">
      <style:paragraph-properties fo:margin-left="3.81cm" fo:margin-right="0cm" fo:margin-top="0cm" fo:margin-bottom="0.353cm" loext:contextual-spacing="false" fo:line-height="100%" fo:text-align="justify" style:justify-single-word="false" fo:text-indent="0cm" style:auto-text-indent="false"/>
      <style:text-properties style:font-name="Calibri" fo:font-size="12pt" style:font-name-asian="Roboto1" style:font-size-asian="12pt" style:font-name-complex="Roboto1" style:font-size-complex="12pt"/>
    </style:style>
    <style:style style:name="P99"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2pt" officeooo:rsid="0010ffb6" officeooo:paragraph-rsid="0010ffb6" style:font-name-asian="Roboto1" style:font-size-asian="12pt" style:font-name-complex="Roboto1" style:font-size-complex="12pt"/>
    </style:style>
    <style:style style:name="P100"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2pt" style:text-underline-style="solid" style:text-underline-width="auto" style:text-underline-color="font-color" fo:font-weight="bold" officeooo:rsid="00160417" officeooo:paragraph-rsid="0018ea44" style:font-name-asian="Roboto1" style:font-size-asian="12pt" style:font-weight-asian="bold" style:font-name-complex="Roboto1" style:font-size-complex="12pt"/>
    </style:style>
    <style:style style:name="P101"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4pt" style:text-underline-style="solid" style:text-underline-width="auto" style:text-underline-color="font-color" fo:font-weight="bold" officeooo:paragraph-rsid="0018ea44" style:font-name-asian="Roboto1" style:font-size-asian="14pt" style:font-weight-asian="bold" style:font-name-complex="Roboto1" style:font-size-complex="14pt"/>
    </style:style>
    <style:style style:name="P102"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4pt" officeooo:rsid="0010ffb6" officeooo:paragraph-rsid="0010ffb6" style:font-name-asian="Roboto1" style:font-size-asian="14pt" style:font-name-complex="Roboto1" style:font-size-complex="14pt"/>
    </style:style>
    <style:style style:name="P103"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4pt" officeooo:rsid="0010ffb6" officeooo:paragraph-rsid="0011ec09" style:font-name-asian="Roboto1" style:font-size-asian="14pt" style:font-name-complex="Roboto1" style:font-size-complex="14pt"/>
    </style:style>
    <style:style style:name="P104"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4pt" officeooo:rsid="0011ec09" officeooo:paragraph-rsid="0011ec09" style:font-name-asian="Roboto1" style:font-size-asian="14pt" style:font-name-complex="Roboto1" style:font-size-complex="14pt"/>
    </style:style>
    <style:style style:name="P105"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style:font-name="Calibri" fo:font-size="14pt" officeooo:paragraph-rsid="0018ea44" style:font-size-asian="14pt" style:font-size-complex="14pt"/>
    </style:style>
    <style:style style:name="P106" style:family="paragraph" style:parent-style-name="Standard">
      <style:paragraph-properties fo:margin-left="2.716cm" fo:margin-right="0cm" fo:margin-top="0cm" fo:margin-bottom="0.353cm" loext:contextual-spacing="false" fo:line-height="115%" fo:text-align="justify" style:justify-single-word="false" fo:text-indent="0cm" style:auto-text-indent="false"/>
      <style:text-properties style:font-name="Calibri"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107" style:family="paragraph" style:parent-style-name="Standard">
      <style:paragraph-properties fo:margin-top="0cm" fo:margin-bottom="0.212cm" loext:contextual-spacing="false" fo:line-height="150%" fo:text-align="justify" style:justify-single-word="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108" style:family="paragraph" style:parent-style-name="Standard">
      <style:paragraph-properties fo:margin-left="0.564cm" fo:margin-right="1.199cm" fo:margin-top="0cm" fo:margin-bottom="0cm" loext:contextual-spacing="false" fo:line-height="150%" fo:text-align="justify" style:justify-single-word="false" fo:text-indent="0.706cm" style:auto-text-indent="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109" style:family="paragraph" style:parent-style-name="Standard">
      <style:paragraph-properties fo:margin-left="1.905cm" fo:margin-right="1.199cm" fo:margin-top="0cm" fo:margin-bottom="0cm" loext:contextual-spacing="false" fo:line-height="150%" fo:text-align="justify" style:justify-single-word="false" fo:text-indent="0cm" style:auto-text-indent="false"/>
      <style:text-properties style:font-name="Calibri"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P110" style:family="paragraph" style:parent-style-name="Standard">
      <style:paragraph-properties fo:margin-left="0cm" fo:margin-right="1.199cm" fo:margin-top="0cm" fo:margin-bottom="0.353cm" loext:contextual-spacing="false" fo:line-height="150%" fo:text-align="justify" style:justify-single-word="false" fo:text-indent="1.27cm" style:auto-text-indent="false"/>
      <style:text-properties style:font-name="Calibri"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111" style:family="paragraph" style:parent-style-name="Heading_20_1">
      <style:paragraph-properties fo:margin-top="0.353cm" fo:margin-bottom="0.353cm" loext:contextual-spacing="false" fo:line-height="115%"/>
      <style:text-properties style:font-name="Calibri"/>
    </style:style>
    <style:style style:name="P112" style:family="paragraph" style:parent-style-name="Heading_20_1">
      <style:paragraph-properties fo:margin-top="0.353cm" fo:margin-bottom="0.353cm" loext:contextual-spacing="false" fo:line-height="115%"/>
      <style:text-properties style:font-name="Calibri" fo:font-size="24pt" style:text-underline-style="solid" style:text-underline-width="auto" style:text-underline-color="font-color" fo:font-weight="bold" style:font-size-asian="24pt" style:font-weight-asian="bold" style:font-size-complex="24pt"/>
    </style:style>
    <style:style style:name="P113" style:family="paragraph" style:parent-style-name="Standard" style:master-page-name="First_20_Page">
      <style:paragraph-properties fo:margin-left="2.54cm" fo:margin-right="0cm" fo:margin-top="0cm" fo:margin-bottom="0cm" loext:contextual-spacing="false" fo:line-height="115%" fo:text-indent="1.27cm" style:auto-text-indent="false" style:page-number="1"/>
      <style:text-properties style:font-name="Calibri"/>
    </style:style>
    <style:style style:name="P114" style:family="paragraph" style:parent-style-name="Standard" style:list-style-name="WWNum4">
      <style:paragraph-properties fo:margin-left="2.54cm" fo:margin-right="0cm" fo:margin-top="0cm" fo:margin-bottom="0.353cm" loext:contextual-spacing="true" fo:line-height="115%" fo:text-align="justify" style:justify-single-word="false" fo:text-indent="-0.635cm" style:auto-text-indent="false"/>
      <style:text-properties style:font-name="Calibri" fo:font-size="14pt" fo:font-weight="bold" style:font-size-asian="14pt" style:font-weight-asian="bold" style:font-size-complex="14pt"/>
    </style:style>
    <style:style style:name="P115" style:family="paragraph" style:parent-style-name="Standard" style:list-style-name="WWNum4">
      <style:paragraph-properties fo:margin-left="2.54cm" fo:margin-right="0cm" fo:margin-top="0cm" fo:margin-bottom="0.353cm" loext:contextual-spacing="true" fo:line-height="115%" fo:text-align="justify" style:justify-single-word="false" fo:text-indent="-0.635cm" style:auto-text-indent="false"/>
      <style:text-properties style:font-name="Calibri" fo:font-size="14pt" fo:font-weight="bold" style:font-name-asian="Roboto1" style:font-size-asian="14pt" style:font-weight-asian="bold" style:font-name-complex="Roboto1" style:font-size-complex="14pt"/>
    </style:style>
    <style:style style:name="P116" style:family="paragraph" style:parent-style-name="Standard" style:list-style-name="WWNum4">
      <style:paragraph-properties fo:margin-left="2.54cm" fo:margin-right="0cm" fo:margin-top="0cm" fo:margin-bottom="0.353cm" loext:contextual-spacing="true" fo:line-height="115%" fo:text-align="justify" style:justify-single-word="false" fo:text-indent="-0.635cm" style:auto-text-indent="false"/>
      <style:text-properties style:font-name="Calibri"/>
    </style:style>
    <style:style style:name="P117" style:family="paragraph" style:parent-style-name="Standard" style:list-style-name="WWNum3">
      <style:paragraph-properties fo:margin-left="2.54cm" fo:margin-right="0cm" fo:margin-top="0cm" fo:margin-bottom="0.353cm" loext:contextual-spacing="true" fo:line-height="115%" fo:text-align="justify" style:justify-single-word="false" fo:text-indent="-0.635cm" style:auto-text-indent="false"/>
      <style:text-properties style:font-name="Calibri"/>
    </style:style>
    <style:style style:name="P118" style:family="paragraph" style:parent-style-name="Standard" style:list-style-name="WWNum3">
      <style:paragraph-properties fo:margin-left="2.54cm" fo:margin-right="0cm" fo:margin-top="0cm" fo:margin-bottom="0.353cm" loext:contextual-spacing="true" fo:line-height="115%" fo:text-align="justify" style:justify-single-word="false" fo:text-indent="-0.635cm" style:auto-text-indent="false"/>
      <style:text-properties style:font-name="Calibri" fo:font-size="12pt" style:font-name-asian="Roboto1" style:font-size-asian="12pt" style:font-name-complex="Roboto1" style:font-size-complex="12pt"/>
    </style:style>
    <style:style style:name="P119" style:family="paragraph" style:parent-style-name="Standard" style:list-style-name="WWNum11">
      <style:paragraph-properties fo:margin-left="2.54cm" fo:margin-right="0cm" fo:margin-top="0cm" fo:margin-bottom="0.353cm" loext:contextual-spacing="true" fo:line-height="115%" fo:text-align="justify" style:justify-single-word="false" fo:text-indent="-0.635cm" style:auto-text-indent="false"/>
      <style:text-properties style:font-name="Calibri" fo:font-size="12pt" style:font-name-asian="Roboto1" style:font-size-asian="12pt" style:font-name-complex="Roboto1" style:font-size-complex="12pt"/>
    </style:style>
    <style:style style:name="P120" style:family="paragraph" style:parent-style-name="Standard" style:list-style-name="WWNum8">
      <style:paragraph-properties fo:margin-left="2.54cm" fo:margin-right="0cm" fo:margin-top="0cm" fo:margin-bottom="0.353cm" loext:contextual-spacing="true" fo:line-height="115%" fo:text-align="justify" style:justify-single-word="false" fo:text-indent="-0.635cm" style:auto-text-indent="false"/>
      <style:text-properties style:font-name="Calibri" fo:font-size="12pt" fo:background-color="#ffffff" style:font-name-asian="Roboto1" style:font-size-asian="12pt" style:font-name-complex="Roboto1" style:font-size-complex="12pt"/>
    </style:style>
    <style:style style:name="P121" style:family="paragraph" style:parent-style-name="Standard" style:list-style-name="WWNum4">
      <style:paragraph-properties fo:margin-left="2.54cm" fo:margin-right="0cm" fo:margin-top="0cm" fo:margin-bottom="0.353cm" loext:contextual-spacing="true" fo:line-height="115%" fo:text-align="justify" style:justify-single-word="false" fo:text-indent="-0.635cm" style:auto-text-indent="false"/>
      <style:text-properties officeooo:paragraph-rsid="0012c64f"/>
    </style:style>
    <style:style style:name="P122" style:family="paragraph" style:parent-style-name="Standard" style:list-style-name="WWNum4">
      <style:paragraph-properties fo:margin-left="2.54cm" fo:margin-right="0cm" fo:margin-top="0cm" fo:margin-bottom="0.353cm" loext:contextual-spacing="true" fo:line-height="115%" fo:text-align="justify" style:justify-single-word="false" fo:text-indent="-0.635cm" style:auto-text-indent="false"/>
      <style:text-properties officeooo:paragraph-rsid="00141470"/>
    </style:style>
    <style:style style:name="P123" style:family="paragraph" style:parent-style-name="Standard" style:list-style-name="WWNum10">
      <style:paragraph-properties fo:margin-left="1.27cm" fo:margin-right="0cm" fo:margin-top="0cm" fo:margin-bottom="0.353cm" loext:contextual-spacing="true" fo:line-height="115%" fo:text-align="justify" style:justify-single-word="false" fo:text-indent="-0.635cm" style:auto-text-indent="false"/>
      <style:text-properties style:font-name="Calibri" fo:font-size="14pt" fo:font-style="italic" style:text-underline-style="solid" style:text-underline-width="auto" style:text-underline-color="font-color" fo:font-weight="bold" style:font-name-asian="Roboto1" style:font-size-asian="14pt" style:font-style-asian="italic" style:font-weight-asian="bold" style:font-name-complex="Roboto1" style:font-size-complex="14pt"/>
    </style:style>
    <style:style style:name="P124" style:family="paragraph" style:parent-style-name="Standard" style:list-style-name="WWNum9">
      <style:paragraph-properties fo:margin-left="1.27cm" fo:margin-right="0cm" fo:margin-top="0cm" fo:margin-bottom="0.353cm" loext:contextual-spacing="true" fo:line-height="115%" fo:text-align="justify" style:justify-single-word="false" fo:text-indent="-0.635cm" style:auto-text-indent="false"/>
      <style:text-properties style:font-name="Calibri" fo:font-size="14pt" fo:font-style="italic" fo:font-weight="bold" style:font-name-asian="Roboto1" style:font-size-asian="14pt" style:font-style-asian="italic" style:font-weight-asian="bold" style:font-name-complex="Roboto1" style:font-size-complex="14pt"/>
    </style:style>
    <style:style style:name="P125" style:family="paragraph" style:parent-style-name="Standard" style:list-style-name="WWNum9">
      <style:paragraph-properties fo:margin-left="1.27cm" fo:margin-right="0cm" fo:margin-top="0cm" fo:margin-bottom="0.353cm" loext:contextual-spacing="true" fo:line-height="115%" fo:text-align="justify" style:justify-single-word="false" fo:text-indent="-0.635cm" style:auto-text-indent="false"/>
      <style:text-properties style:font-name="Calibri" fo:font-size="14pt" fo:font-style="italic" fo:font-weight="bold" officeooo:rsid="0039503e" officeooo:paragraph-rsid="0039503e" style:font-name-asian="Roboto1" style:font-size-asian="14pt" style:font-style-asian="italic" style:font-weight-asian="bold" style:font-name-complex="Roboto1" style:font-size-complex="14pt"/>
    </style:style>
    <style:style style:name="P126" style:family="paragraph" style:parent-style-name="Standard" style:list-style-name="WWNum9">
      <style:paragraph-properties fo:margin-left="1.27cm" fo:margin-right="0cm" fo:margin-top="0cm" fo:margin-bottom="0.353cm" loext:contextual-spacing="true" fo:line-height="115%" fo:text-align="justify" style:justify-single-word="false" fo:text-indent="-0.635cm" style:auto-text-indent="false"/>
      <style:text-properties style:font-name="Calibri"/>
    </style:style>
    <style:style style:name="P127" style:family="paragraph" style:parent-style-name="Standard" style:list-style-name="WWNum6">
      <style:paragraph-properties fo:margin-left="1.27cm" fo:margin-right="0cm" fo:margin-top="0cm" fo:margin-bottom="0.353cm" loext:contextual-spacing="true" fo:line-height="115%" fo:text-align="justify" style:justify-single-word="false" fo:text-indent="-0.635cm" style:auto-text-indent="false"/>
      <style:text-properties style:font-name="Calibri" fo:font-size="12pt" style:font-name-asian="Roboto1" style:font-size-asian="12pt" style:font-name-complex="Roboto1" style:font-size-complex="12pt"/>
    </style:style>
    <style:style style:name="P128" style:family="paragraph" style:parent-style-name="Standard" style:list-style-name="WWNum9">
      <style:paragraph-properties fo:margin-left="0.635cm" fo:margin-right="0cm" fo:margin-top="0cm" fo:margin-bottom="0.353cm" loext:contextual-spacing="true" fo:line-height="115%" fo:text-align="justify" style:justify-single-word="false" fo:text-indent="0cm" style:auto-text-indent="false"/>
      <style:text-properties style:font-name="Calibri" fo:font-size="14pt" fo:font-style="italic" fo:font-weight="bold" officeooo:rsid="0039503e" officeooo:paragraph-rsid="0039503e" style:font-name-asian="Roboto1" style:font-size-asian="14pt" style:font-style-asian="italic" style:font-weight-asian="bold" style:font-name-complex="Roboto1" style:font-size-complex="14pt"/>
    </style:style>
    <style:style style:name="P129" style:family="paragraph" style:parent-style-name="Standard" style:list-style-name="WWNum2">
      <style:paragraph-properties fo:margin-left="2.54cm" fo:margin-right="1.199cm" fo:margin-top="0cm" fo:margin-bottom="0cm" loext:contextual-spacing="true" fo:line-height="115%" fo:text-align="justify" style:justify-single-word="false" fo:text-indent="-0.635cm" style:auto-text-indent="false"/>
      <style:text-properties style:font-name="Calibri"/>
    </style:style>
    <style:style style:name="P130" style:family="paragraph" style:parent-style-name="Standard" style:list-style-name="WWNum2">
      <style:paragraph-properties fo:margin-left="2.54cm" fo:margin-right="1.199cm" fo:margin-top="0cm" fo:margin-bottom="0cm" loext:contextual-spacing="true" fo:line-height="115%" fo:text-align="justify" style:justify-single-word="false" fo:text-indent="-0.635cm" style:auto-text-indent="false"/>
      <style:text-properties style:font-name="Calibri" fo:font-size="12pt" fo:font-weight="bold" style:font-name-asian="Roboto1" style:font-size-asian="12pt" style:font-weight-asian="bold" style:font-name-complex="Roboto1" style:font-size-complex="12pt"/>
    </style:style>
    <style:style style:name="P131" style:family="paragraph" style:parent-style-name="Standard" style:list-style-name="WWNum12">
      <style:paragraph-properties fo:margin-left="2.54cm" fo:margin-right="1.199cm" fo:margin-top="0cm" fo:margin-bottom="0cm" loext:contextual-spacing="true" fo:line-height="115%" fo:text-align="justify" style:justify-single-word="false" fo:text-indent="-0.635cm" style:auto-text-indent="false"/>
      <style:text-properties style:font-name="Calibri" fo:font-size="12pt" fo:font-weight="bold" style:font-name-asian="Roboto1" style:font-size-asian="12pt" style:font-weight-asian="bold" style:font-name-complex="Roboto1" style:font-size-complex="12pt"/>
    </style:style>
    <style:style style:name="P132" style:family="paragraph" style:parent-style-name="Standard" style:list-style-name="WWNum12">
      <style:paragraph-properties fo:margin-left="2.54cm" fo:margin-right="1.199cm" fo:margin-top="0cm" fo:margin-bottom="0cm" loext:contextual-spacing="true" fo:line-height="150%" fo:text-align="justify" style:justify-single-word="false" fo:text-indent="-0.635cm" style:auto-text-indent="false"/>
      <style:text-properties style:font-name="Calibri" fo:font-size="12pt" fo:font-weight="bold" style:font-name-asian="Roboto1" style:font-size-asian="12pt" style:font-weight-asian="bold" style:font-name-complex="Roboto1" style:font-size-complex="12pt"/>
    </style:style>
    <style:style style:name="P133" style:family="paragraph" style:parent-style-name="Standard" style:list-style-name="WWNum12">
      <style:paragraph-properties fo:margin-left="2.54cm" fo:margin-right="1.27cm" fo:margin-top="0cm" fo:margin-bottom="0cm" loext:contextual-spacing="true" fo:text-align="justify" style:justify-single-word="false" fo:text-indent="-0.635cm" style:auto-text-indent="false"/>
      <style:text-properties style:font-name="Calibri" fo:font-size="12pt" fo:font-weight="bold" style:font-name-asian="Roboto1" style:font-size-asian="12pt" style:font-weight-asian="bold" style:font-name-complex="Roboto1" style:font-size-complex="12pt"/>
    </style:style>
    <style:style style:name="T1" style:family="text">
      <style:text-properties fo:font-size="10pt" style:font-size-asian="10pt" style:font-size-complex="10pt"/>
    </style:style>
    <style:style style:name="T2" style:family="text">
      <style:text-properties fo:font-size="10pt" fo:font-weight="bold" style:font-name-asian="Roboto1" style:font-size-asian="10pt" style:font-weight-asian="bold" style:font-name-complex="Roboto1" style:font-size-complex="10pt"/>
    </style:style>
    <style:style style:name="T3" style:family="text">
      <style:text-properties style:font-name="Calibri" fo:font-size="14pt" fo:font-style="italic" fo:font-weight="bold" style:font-name-asian="Roboto1" style:font-size-asian="14pt" style:font-style-asian="italic" style:font-weight-asian="bold" style:font-name-complex="Roboto1" style:font-size-complex="14pt"/>
    </style:style>
    <style:style style:name="T4" style:family="text">
      <style:text-properties style:font-name="Calibri" fo:font-size="14pt" fo:font-weight="bold" officeooo:rsid="0012c64f" style:font-name-asian="Roboto1" style:font-size-asian="14pt" style:font-weight-asian="bold" style:font-name-complex="Roboto1" style:font-size-complex="14pt"/>
    </style:style>
    <style:style style:name="T5" style:family="text">
      <style:text-properties style:font-name="Calibri" fo:font-size="14pt" fo:font-weight="bold" officeooo:rsid="00141470" style:font-size-asian="14pt" style:font-weight-asian="bold" style:font-size-complex="14pt" style:font-weight-complex="bold"/>
    </style:style>
    <style:style style:name="T6" style:family="text">
      <style:text-properties style:font-name="Calibri" fo:font-size="14pt" style:text-underline-style="none" officeooo:rsid="001d05da" style:font-size-asian="12.25pt" style:font-size-complex="14pt"/>
    </style:style>
    <style:style style:name="T7" style:family="text">
      <style:text-properties style:font-name="Calibri" fo:font-size="14pt" style:text-underline-style="none" officeooo:rsid="001ee414" style:font-size-asian="12.25pt" style:font-size-complex="14pt"/>
    </style:style>
    <style:style style:name="T8" style:family="text">
      <style:text-properties style:font-name="Calibri" fo:font-size="14pt" style:font-size-asian="14pt" style:font-size-complex="14pt"/>
    </style:style>
    <style:style style:name="T9" style:family="text">
      <style:text-properties style:font-name="Calibri" fo:font-size="14pt" officeooo:rsid="0021a26c" style:font-size-asian="14pt" style:font-size-complex="14pt"/>
    </style:style>
    <style:style style:name="T10" style:family="text">
      <style:text-properties style:font-name="Calibri" fo:font-size="14pt" officeooo:rsid="00234687" style:font-size-asian="14pt" style:font-size-complex="14pt"/>
    </style:style>
    <style:style style:name="T11" style:family="text">
      <style:text-properties style:font-name="Calibri" fo:font-size="14pt" officeooo:rsid="001ee414" style:font-size-asian="14pt" style:font-size-complex="14pt"/>
    </style:style>
    <style:style style:name="T12" style:family="text">
      <style:text-properties style:font-name="Calibri" fo:font-size="14pt" officeooo:rsid="003f7dfd" style:font-size-asian="14pt" style:font-size-complex="14pt"/>
    </style:style>
    <style:style style:name="T13" style:family="text">
      <style:text-properties style:font-name="Calibri" fo:font-size="14pt" officeooo:rsid="00417450" style:font-size-asian="14pt" style:font-size-complex="14pt"/>
    </style:style>
    <style:style style:name="T14" style:family="text">
      <style:text-properties style:font-name="Calibri" fo:font-size="14pt" fo:language="en" fo:country="US" style:font-size-asian="12.25pt" style:font-size-complex="14pt"/>
    </style:style>
    <style:style style:name="T15" style:family="text">
      <style:text-properties style:font-name="Calibri" fo:font-size="14pt" fo:language="en" fo:country="US" officeooo:rsid="0051da9e" style:font-size-asian="12.25pt" style:font-size-complex="14pt"/>
    </style:style>
    <style:style style:name="T16" style:family="text">
      <style:text-properties style:font-name="Calibri" fo:font-size="14pt" fo:language="en" fo:country="US" style:font-size-asian="14pt" style:font-size-complex="14pt"/>
    </style:style>
    <style:style style:name="T17" style:family="text">
      <style:text-properties style:font-name="Calibri" fo:font-size="14pt" fo:language="en" fo:country="US" officeooo:rsid="001ee414" style:font-size-asian="14pt" style:font-size-complex="14pt"/>
    </style:style>
    <style:style style:name="T18" style:family="text">
      <style:text-properties style:font-name="Calibri" fo:font-size="14pt" fo:language="en" fo:country="US" officeooo:rsid="00234687" style:font-size-asian="14pt" style:font-size-complex="14pt"/>
    </style:style>
    <style:style style:name="T19" style:family="text">
      <style:text-properties style:font-name="Calibri" fo:font-size="14pt" fo:language="en" fo:country="US" officeooo:rsid="00432ad8" style:font-size-asian="14pt" style:font-size-complex="14pt"/>
    </style:style>
    <style:style style:name="T20" style:family="text">
      <style:text-properties style:font-name="Calibri" fo:font-size="14pt" officeooo:rsid="00273589" style:font-size-asian="12.25pt" style:font-size-complex="14pt"/>
    </style:style>
    <style:style style:name="T21" style:family="text">
      <style:text-properties fo:font-size="16pt" fo:font-weight="bold" style:font-size-asian="16pt" style:font-weight-asian="bold" style:font-size-complex="16pt"/>
    </style:style>
    <style:style style:name="T22" style:family="text">
      <style:text-properties fo:font-size="16pt" fo:font-weight="bold" style:font-name-asian="Raleway" style:font-size-asian="16pt" style:font-weight-asian="bold" style:font-name-complex="Raleway" style:font-size-complex="16pt"/>
    </style:style>
    <style:style style:name="T23" style:family="text">
      <style:text-properties fo:font-size="16pt" fo:font-weight="bold" officeooo:rsid="001a1eff" style:font-name-asian="Raleway" style:font-size-asian="16pt" style:font-weight-asian="bold" style:font-name-complex="Raleway" style:font-size-complex="16pt"/>
    </style:style>
    <style:style style:name="T24" style:family="text">
      <style:text-properties fo:font-size="16pt" fo:font-weight="bold" officeooo:rsid="002bf507" style:font-name-asian="Raleway" style:font-size-asian="16pt" style:font-weight-asian="bold" style:font-name-complex="Raleway" style:font-size-complex="16pt"/>
    </style:style>
    <style:style style:name="T25" style:family="text">
      <style:text-properties fo:font-size="16pt" style:text-underline-style="none" fo:font-weight="bold" style:font-name-asian="Roboto1" style:font-size-asian="16pt" style:font-weight-asian="bold" style:font-name-complex="Roboto1" style:font-size-complex="16pt"/>
    </style:style>
    <style:style style:name="T26" style:family="text">
      <style:text-properties fo:font-size="16pt" style:text-underline-style="none" fo:font-weight="bold" style:font-name-asian="Raleway" style:font-size-asian="16pt" style:font-weight-asian="bold" style:font-name-complex="Raleway" style:font-size-complex="16pt"/>
    </style:style>
    <style:style style:name="T27" style:family="text">
      <style:text-properties fo:font-size="16pt" style:text-underline-style="none" fo:font-weight="bold" officeooo:rsid="001a1eff" style:font-name-asian="Raleway" style:font-size-asian="16pt" style:font-weight-asian="bold" style:font-name-complex="Raleway" style:font-size-complex="16pt"/>
    </style:style>
    <style:style style:name="T28" style:family="text">
      <style:text-properties fo:font-size="16pt" style:text-underline-style="none" fo:font-weight="bold" officeooo:rsid="001b3877" style:font-name-asian="Raleway" style:font-size-asian="16pt" style:font-weight-asian="bold" style:font-name-complex="Raleway" style:font-size-complex="16pt"/>
    </style:style>
    <style:style style:name="T29" style:family="text">
      <style:text-properties fo:font-size="16pt" style:font-name-asian="Raleway" style:font-size-asian="16pt" style:font-name-complex="Raleway" style:font-size-complex="16pt"/>
    </style:style>
    <style:style style:name="T30" style:family="text">
      <style:text-properties fo:font-size="16pt" style:font-size-asian="14pt" style:font-size-complex="16pt"/>
    </style:style>
    <style:style style:name="T31" style:family="text">
      <style:text-properties fo:font-size="16pt" fo:font-style="normal" style:text-underline-style="none" fo:font-weight="bold" officeooo:rsid="001a1eff" style:font-name-asian="Raleway" style:font-size-asian="16pt" style:font-style-asian="normal" style:font-weight-asian="bold" style:font-name-complex="Raleway" style:font-size-complex="16pt" style:font-style-complex="normal"/>
    </style:style>
    <style:style style:name="T32" style:family="text">
      <style:text-properties fo:font-size="14pt" fo:font-weight="bold" style:font-size-asian="14pt" style:font-weight-asian="bold" style:font-size-complex="14pt"/>
    </style:style>
    <style:style style:name="T33" style:family="text">
      <style:text-properties fo:font-size="14pt" fo:font-weight="bold" style:font-name-asian="Raleway" style:font-size-asian="14pt" style:font-weight-asian="bold" style:font-name-complex="Raleway" style:font-size-complex="14pt"/>
    </style:style>
    <style:style style:name="T34" style:family="text">
      <style:text-properties fo:font-size="14pt" fo:font-weight="bold" officeooo:rsid="002bf507" style:font-name-asian="Raleway" style:font-size-asian="14pt" style:font-weight-asian="bold" style:font-name-complex="Raleway" style:font-size-complex="14pt"/>
    </style:style>
    <style:style style:name="T35" style:family="text">
      <style:text-properties fo:font-size="14pt" fo:font-weight="bold" style:font-name-asian="Raleway" style:font-size-asian="14pt" style:font-weight-asian="bold" style:font-name-complex="Raleway" style:font-size-complex="14pt" style:font-weight-complex="bold"/>
    </style:style>
    <style:style style:name="T36" style:family="text">
      <style:text-properties fo:font-size="14pt" fo:font-weight="bold" style:font-name-asian="Roboto1" style:font-size-asian="14pt" style:font-weight-asian="bold" style:font-name-complex="Roboto1" style:font-size-complex="14pt"/>
    </style:style>
    <style:style style:name="T37" style:family="text">
      <style:text-properties fo:font-size="14pt" fo:font-weight="bold" style:font-name-asian="Arial Unicode MS" style:font-size-asian="14pt" style:font-weight-asian="bold" style:font-name-complex="Arial Unicode MS" style:font-size-complex="14pt"/>
    </style:style>
    <style:style style:name="T38" style:family="text">
      <style:text-properties fo:font-size="14pt" style:font-name-asian="Roboto1" style:font-size-asian="14pt" style:font-name-complex="Roboto1" style:font-size-complex="14pt"/>
    </style:style>
    <style:style style:name="T39" style:family="text">
      <style:text-properties fo:font-size="14pt" fo:font-style="italic" fo:font-weight="bold" style:font-name-asian="Roboto1" style:font-size-asian="14pt" style:font-style-asian="italic" style:font-weight-asian="bold" style:font-name-complex="Roboto1" style:font-size-complex="14pt"/>
    </style:style>
    <style:style style:name="T40" style:family="text">
      <style:text-properties fo:font-size="14pt" style:font-size-asian="12.25pt" style:font-size-complex="14pt"/>
    </style:style>
    <style:style style:name="T41" style:family="text">
      <style:text-properties fo:font-size="14pt" officeooo:rsid="001c56fc" style:font-size-asian="12.25pt" style:font-size-complex="14pt"/>
    </style:style>
    <style:style style:name="T42" style:family="text">
      <style:text-properties fo:font-size="14pt" officeooo:rsid="001cac3f" style:font-size-asian="12.25pt" style:font-size-complex="14pt"/>
    </style:style>
    <style:style style:name="T43" style:family="text">
      <style:text-properties fo:font-size="14pt" officeooo:rsid="001d05da" style:font-size-asian="12.25pt" style:font-size-complex="14pt"/>
    </style:style>
    <style:style style:name="T44" style:family="text">
      <style:text-properties fo:font-size="14pt" officeooo:rsid="001ee414" style:font-size-asian="12.25pt" style:font-size-complex="14pt"/>
    </style:style>
    <style:style style:name="T45" style:family="text">
      <style:text-properties fo:font-size="14pt" officeooo:rsid="003c07bf" style:font-size-asian="12.25pt" style:font-size-complex="14pt"/>
    </style:style>
    <style:style style:name="T46" style:family="text">
      <style:text-properties fo:font-size="14pt" officeooo:rsid="003e74b0" style:font-size-asian="12.25pt" style:font-size-complex="14pt"/>
    </style:style>
    <style:style style:name="T47" style:family="text">
      <style:text-properties fo:font-size="14pt" style:font-size-asian="14pt" style:font-size-complex="14pt"/>
    </style:style>
    <style:style style:name="T48" style:family="text">
      <style:text-properties fo:font-size="14pt" fo:font-weight="normal" officeooo:rsid="00204408" style:font-name-asian="Roboto1" style:font-size-asian="14pt" style:font-weight-asian="normal" style:font-name-complex="Roboto1" style:font-size-complex="14pt" style:font-weight-complex="normal"/>
    </style:style>
    <style:style style:name="T49" style:family="text">
      <style:text-properties fo:font-size="14pt" fo:font-weight="normal" officeooo:rsid="00425387" style:font-name-asian="Roboto1" style:font-size-asian="14pt" style:font-weight-asian="normal" style:font-name-complex="Roboto1" style:font-size-complex="14pt" style:font-weight-complex="normal"/>
    </style:style>
    <style:style style:name="T50" style:family="text">
      <style:text-properties fo:font-size="14pt" fo:font-weight="normal" officeooo:rsid="00425387" style:font-name-asian="Roboto1" style:font-size-asian="12.25pt" style:font-weight-asian="normal" style:font-name-complex="Roboto1" style:font-size-complex="14pt" style:font-weight-complex="normal"/>
    </style:style>
    <style:style style:name="T51" style:family="text">
      <style:text-properties fo:font-size="20pt" fo:font-weight="bold" style:font-name-asian="Roboto1" style:font-size-asian="20pt" style:font-weight-asian="bold" style:font-name-complex="Roboto1" style:font-size-complex="20pt"/>
    </style:style>
    <style:style style:name="T52" style:family="text">
      <style:text-properties fo:font-size="20pt" fo:font-weight="bold" style:font-name-asian="Raleway" style:font-size-asian="20pt" style:font-weight-asian="bold" style:font-name-complex="Raleway" style:font-size-complex="20pt"/>
    </style:style>
    <style:style style:name="T53" style:family="text">
      <style:text-properties fo:font-size="20pt" fo:font-weight="bold" style:font-size-asian="20pt" style:font-weight-asian="bold" style:font-size-complex="20pt" style:font-weight-complex="bold"/>
    </style:style>
    <style:style style:name="T54" style:family="text">
      <style:text-properties fo:font-size="20pt" style:text-underline-style="solid" style:text-underline-width="auto" style:text-underline-color="font-color" fo:font-weight="bold" style:font-size-asian="20pt" style:font-weight-asian="bold" style:font-size-complex="20pt"/>
    </style:style>
    <style:style style:name="T55" style:family="text">
      <style:text-properties fo:font-size="20pt" style:text-underline-style="none" fo:font-weight="bold" officeooo:rsid="001b3877" style:font-name-asian="Raleway" style:font-size-asian="20pt" style:font-weight-asian="bold" style:font-name-complex="Raleway" style:font-size-complex="20pt"/>
    </style:style>
    <style:style style:name="T56" style:family="text">
      <style:text-properties fo:font-size="20pt" fo:font-style="normal" style:text-underline-style="none" fo:font-weight="bold" officeooo:rsid="001a1eff" style:font-name-asian="Raleway" style:font-size-asian="20pt" style:font-style-asian="normal" style:font-weight-asian="bold" style:font-name-complex="Raleway" style:font-size-complex="20pt" style:font-style-complex="normal"/>
    </style:style>
    <style:style style:name="T57" style:family="text">
      <style:text-properties fo:color="#1155cc" style:font-name="Calibri" fo:font-size="14pt" fo:font-style="italic" fo:font-weight="bold" style:font-name-asian="Roboto1" style:font-size-asian="14pt" style:font-style-asian="italic" style:font-weight-asian="bold" style:font-name-complex="Roboto1" style:font-size-complex="14pt"/>
    </style:style>
    <style:style style:name="T58" style:family="text">
      <style:text-properties style:text-position="super 58%" fo:font-size="14pt" fo:font-style="italic" fo:font-weight="bold" style:font-name-asian="Roboto1" style:font-size-asian="14pt" style:font-style-asian="italic" style:font-weight-asian="bold" style:font-name-complex="Roboto1" style:font-size-complex="14pt"/>
    </style:style>
    <style:style style:name="T59" style:family="text">
      <style:text-properties fo:font-size="24pt" fo:font-weight="bold" style:font-name-asian="Raleway" style:font-size-asian="24pt" style:font-weight-asian="bold" style:font-name-complex="Raleway" style:font-size-complex="24pt"/>
    </style:style>
    <style:style style:name="T60" style:family="text">
      <style:text-properties fo:font-size="24pt" fo:font-weight="bold" style:font-size-asian="24pt" style:font-weight-asian="bold" style:font-size-complex="24pt" style:font-weight-complex="bold"/>
    </style:style>
    <style:style style:name="T61" style:family="text">
      <style:text-properties fo:font-size="24pt" style:font-size-asian="24pt" style:font-size-complex="24pt"/>
    </style:style>
    <style:style style:name="T62" style:family="text">
      <style:text-properties fo:font-size="24pt" style:text-underline-style="solid" style:text-underline-width="auto" style:text-underline-color="font-color" fo:font-weight="bold" style:font-size-asian="24pt" style:font-weight-asian="bold" style:font-size-complex="24pt"/>
    </style:style>
    <style:style style:name="T63" style:family="text">
      <style:text-properties fo:font-size="24pt" fo:font-style="normal" style:text-underline-style="none" fo:font-weight="bold" style:font-name-asian="Raleway" style:font-size-asian="24pt" style:font-style-asian="normal" style:font-weight-asian="bold" style:font-name-complex="Raleway" style:font-size-complex="24pt" style:font-style-complex="normal"/>
    </style:style>
    <style:style style:name="T64" style:family="text">
      <style:text-properties fo:font-size="12pt" fo:font-weight="bold" style:font-name-asian="Raleway" style:font-size-asian="12pt" style:font-weight-asian="bold" style:font-name-complex="Raleway" style:font-size-complex="12pt"/>
    </style:style>
    <style:style style:name="T65" style:family="text">
      <style:text-properties fo:font-size="12pt" fo:font-weight="bold" style:font-name-asian="Raleway" style:font-size-asian="12pt" style:font-weight-asian="bold" style:font-name-complex="Raleway" style:font-size-complex="12pt" style:font-weight-complex="bold"/>
    </style:style>
    <style:style style:name="T66" style:family="text">
      <style:text-properties fo:font-size="12pt" fo:font-weight="bold" style:font-name-asian="Arial Unicode MS" style:font-size-asian="12pt" style:font-weight-asian="bold" style:font-name-complex="Arial Unicode MS" style:font-size-complex="12pt"/>
    </style:style>
    <style:style style:name="T67" style:family="text">
      <style:text-properties fo:font-size="12pt" fo:font-weight="bold" style:font-name-asian="Roboto1" style:font-size-asian="12pt" style:font-weight-asian="bold" style:font-name-complex="Roboto1" style:font-size-complex="12pt"/>
    </style:style>
    <style:style style:name="T68" style:family="text">
      <style:text-properties fo:font-size="12pt" fo:font-style="italic" fo:font-weight="bold" style:font-name-asian="Roboto1" style:font-size-asian="12pt" style:font-style-asian="italic" style:font-weight-asian="bold" style:font-name-complex="Roboto1" style:font-size-complex="12pt"/>
    </style:style>
    <style:style style:name="T69" style:family="text">
      <style:text-properties fo:font-size="12pt" style:font-name-asian="Roboto1" style:font-size-asian="12pt" style:font-name-complex="Roboto1" style:font-size-complex="12pt"/>
    </style:style>
    <style:style style:name="T70" style:family="text">
      <style:text-properties fo:font-size="12pt" officeooo:rsid="0010dcba" style:font-name-asian="Roboto1" style:font-size-asian="12pt" style:font-name-complex="Roboto1" style:font-size-complex="12pt"/>
    </style:style>
    <style:style style:name="T71" style:family="text">
      <style:text-properties fo:font-size="7pt" fo:font-weight="bold" style:font-name-asian="Times New Roman" style:font-size-asian="7pt" style:font-weight-asian="bold" style:font-name-complex="Times New Roman" style:font-size-complex="7pt"/>
    </style:style>
    <style:style style:name="T72" style:family="text">
      <style:text-properties style:font-name-asian="Roboto1" style:font-name-complex="Roboto1"/>
    </style:style>
    <style:style style:name="T73" style:family="text">
      <style:text-properties officeooo:rsid="0010ffb6" style:font-name-asian="Roboto1" style:font-name-complex="Roboto1"/>
    </style:style>
    <style:style style:name="T74" style:family="text">
      <style:text-properties officeooo:rsid="00160417" style:font-name-asian="Roboto1" style:font-name-complex="Roboto1"/>
    </style:style>
    <style:style style:name="T75" style:family="text">
      <style:text-properties officeooo:rsid="0017ab9f" style:font-name-asian="Roboto1" style:font-name-complex="Roboto1"/>
    </style:style>
    <style:style style:name="T76" style:family="text">
      <style:text-properties officeooo:rsid="0011ec09"/>
    </style:style>
    <style:style style:name="T77" style:family="text">
      <style:text-properties officeooo:rsid="00123217"/>
    </style:style>
    <style:style style:name="T78" style:family="text">
      <style:text-properties fo:font-variant="normal" fo:text-transform="none" fo:color="#000000" style:font-name="Calibri" fo:font-size="14pt" fo:letter-spacing="normal" fo:font-style="normal" fo:font-weight="bold" style:font-size-asian="14pt" style:font-weight-asian="bold" style:font-size-complex="14pt" style:font-weight-complex="bold"/>
    </style:style>
    <style:style style:name="T79" style:family="text">
      <style:text-properties fo:font-variant="normal" fo:text-transform="none" fo:color="#000000" style:font-name="Calibri" fo:font-size="14pt" fo:letter-spacing="normal" fo:font-style="normal" fo:font-weight="bold" officeooo:rsid="00141470" style:font-size-asian="14pt" style:font-weight-asian="bold" style:font-size-complex="14pt" style:font-weight-complex="bold"/>
    </style:style>
    <style:style style:name="T80" style:family="text">
      <style:text-properties fo:font-variant="normal" fo:text-transform="none" fo:color="#000000" style:font-name="Calibri" fo:font-size="14pt" fo:letter-spacing="normal" fo:font-weight="bold" officeooo:rsid="00141470" style:font-size-asian="14pt" style:font-weight-asian="bold" style:font-size-complex="14pt" style:font-weight-complex="bold"/>
    </style:style>
    <style:style style:name="T81" style:family="text">
      <style:text-properties officeooo:rsid="00160417"/>
    </style:style>
    <style:style style:name="T82" style:family="text">
      <style:text-properties officeooo:rsid="0017fc49"/>
    </style:style>
    <style:style style:name="T83" style:family="text">
      <style:text-properties style:font-name="Arial1" fo:font-size="16pt" style:text-underline-style="none" fo:font-weight="bold" officeooo:rsid="001a1eff" style:font-name-asian="Raleway" style:font-size-asian="16pt" style:font-weight-asian="bold" style:font-name-complex="Raleway" style:font-size-complex="16pt"/>
    </style:style>
    <style:style style:name="T84" style:family="text">
      <style:text-properties style:font-name="Arial1" fo:font-size="16pt" style:text-underline-style="none" fo:font-weight="bold" officeooo:rsid="001b3877" style:font-name-asian="Raleway" style:font-size-asian="16pt" style:font-weight-asian="bold" style:font-name-complex="Raleway" style:font-size-complex="16pt"/>
    </style:style>
    <style:style style:name="T85" style:family="text">
      <style:text-properties style:font-name="Arial1" fo:font-size="16pt" style:text-underline-style="none" fo:font-weight="bold" officeooo:rsid="002bf507" style:font-name-asian="Raleway" style:font-size-asian="16pt" style:font-weight-asian="bold" style:font-name-complex="Raleway" style:font-size-complex="16pt"/>
    </style:style>
    <style:style style:name="T86" style:family="text">
      <style:text-properties style:font-name="Arial1" fo:font-size="16pt" style:font-size-asian="14pt" style:font-size-complex="16pt"/>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officeooo:rsid="001ee414"/>
    </style:style>
    <style:style style:name="T90" style:family="text">
      <style:text-properties style:text-underline-style="none" officeooo:rsid="000f1b13" style:font-size-asian="14pt" style:font-size-complex="16pt"/>
    </style:style>
    <style:style style:name="T91" style:family="text">
      <style:text-properties style:text-underline-style="none" officeooo:rsid="001ee414" style:font-size-asian="14pt" style:font-size-complex="16pt"/>
    </style:style>
    <style:style style:name="T92" style:family="text">
      <style:text-properties fo:font-weight="normal" officeooo:rsid="00204408" style:font-weight-asian="normal" style:font-weight-complex="normal"/>
    </style:style>
    <style:style style:name="T93" style:family="text">
      <style:text-properties officeooo:rsid="00204408"/>
    </style:style>
    <style:style style:name="T94" style:family="text">
      <style:text-properties officeooo:rsid="00207a39"/>
    </style:style>
    <style:style style:name="T95" style:family="text">
      <style:text-properties officeooo:rsid="00234687"/>
    </style:style>
    <style:style style:name="T96" style:family="text">
      <style:text-properties fo:font-size="28pt" fo:font-weight="bold" style:font-size-asian="28pt" style:font-weight-asian="bold" style:font-size-complex="28pt" style:font-weight-complex="bold"/>
    </style:style>
    <style:style style:name="T97" style:family="text">
      <style:text-properties officeooo:rsid="002bf507"/>
    </style:style>
    <style:style style:name="T98" style:family="text">
      <style:text-properties officeooo:rsid="002d5560"/>
    </style:style>
    <style:style style:name="T99" style:family="text">
      <style:text-properties officeooo:rsid="002eff9c"/>
    </style:style>
    <style:style style:name="T100" style:family="text">
      <style:text-properties officeooo:rsid="00304c24"/>
    </style:style>
    <style:style style:name="T101" style:family="text">
      <style:text-properties officeooo:rsid="0038f63c"/>
    </style:style>
    <style:style style:name="T102" style:family="text">
      <style:text-properties officeooo:rsid="0039314e"/>
    </style:style>
    <style:style style:name="T103" style:family="text">
      <style:text-properties officeooo:rsid="003c07bf"/>
    </style:style>
    <style:style style:name="T104" style:family="text">
      <style:text-properties officeooo:rsid="00417450"/>
    </style:style>
    <style:style style:name="T105" style:family="text">
      <style:text-properties officeooo:rsid="00425387"/>
    </style:style>
    <style:style style:name="T106" style:family="text">
      <style:text-properties officeooo:rsid="00425387" style:font-size-asian="12.25pt"/>
    </style:style>
    <style:style style:name="T107" style:family="text">
      <style:text-properties officeooo:rsid="005383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59"/>
      <text:p text:style-name="P59"/>
      <text:p text:style-name="P60"/>
      <text:p text:style-name="P64"/>
      <text:p text:style-name="P64"/>
      <text:p text:style-name="P64"/>
      <text:p text:style-name="P64"/>
      <text:p text:style-name="P64"><text:span text:style-name="T96">P</text:span>ayroll <text:span text:style-name="T96">M</text:span>anagement <text:span text:style-name="T96">S</text:span>ystem</text:p>
      <text:p text:style-name="P65"/>
      <text:p text:style-name="P96">Compiled By:</text:p>
      <text:p text:style-name="P61"/>
      <text:p text:style-name="P66"><text:s text:c="3"/>Vimox S Shah</text:p>
      <text:p text:style-name="P95"><text:s text:c="2"/>CE-111</text:p>
      <text:p text:style-name="P59"/>
      <text:p text:style-name="P59"/>
      <text:p text:style-name="P59"/>
      <text:p text:style-name="P59"/>
      <text:p text:style-name="P59"/>
      <text:p text:style-name="P59"/>
      <text:p text:style-name="P59"/>
      <text:p text:style-name="P59"/>
      <text:p text:style-name="P59"/>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Software Requirement Specification</text:p>
      <text:p text:style-name="P2"/>
      <text:p text:style-name="P2"/>
      <text:p text:style-name="P4">Table Of Contents</text:p>
      <text:p text:style-name="P2"/>
      <text:p text:style-name="P2"><text:span text:style-name="T63">1</text:span><text:span text:style-name="T56">I</text:span><text:span text:style-name="T31">ntroduction</text:span><text:span text:style-name="T27"> </text:span><text:span text:style-name="T83">___________________________________ 3</text:span></text:p>
      <text:p text:style-name="P2"/>
      <text:p text:style-name="P71"><text:span text:style-name="T22">1.1</text:span><text:span text:style-name="T29"> </text:span><text:span text:style-name="T22">Purp</text:span><text:span text:style-name="T23">ose <text:tab/><text:tab/><text:tab/><text:tab/><text:tab/><text:tab/><text:tab/><text:tab/></text:span><text:span text:style-name="T22"> <text:s text:c="4"/>4</text:span></text:p>
      <text:p text:style-name="P57"><text:span text:style-name="T26"><text:tab/></text:span><text:span text:style-name="T22">1.2 Scope <text:s text:c="75"/><text:tab/> <text:s text:c="4"/>4 <text:s text:c="8"/><text:tab/></text:span></text:p>
      <text:p text:style-name="P72">1.3 Definitions, Acronyms, Abbrevations <text:s text:c="10"/><text:tab/><text:tab/> <text:s text:c="4"/>4</text:p>
      <text:p text:style-name="P58"><text:s text:c="10"/>1.4 References <text:s text:c="68"/><text:tab/> <text:s text:c="4"/>5 </text:p>
      <text:p text:style-name="P71"><text:span text:style-name="T22">1.5 Overview <text:s text:c="2"/></text:span><text:span text:style-name="T21"><text:s text:c="69"/><text:tab/> <text:s text:c="4"/>5 <text:s text:c="3"/></text:span></text:p>
      <text:p text:style-name="P13"/>
      <text:p text:style-name="P62"><text:s text:c="7"/></text:p>
      <text:p text:style-name="P2"><text:span text:style-name="T59">2</text:span><text:span text:style-name="T52"> </text:span><text:span text:style-name="T55">T</text:span><text:span text:style-name="T28">he Overall </text:span><text:span text:style-name="T84">Description__________________________</text:span><text:span text:style-name="T85">7</text:span></text:p>
      <text:p text:style-name="P2"/>
      <text:p text:style-name="P3"><text:span text:style-name="T21"><text:tab/></text:span><text:span text:style-name="T22">2.1</text:span><text:span text:style-name="T21"> </text:span><text:span text:style-name="T22">Product Perspective<text:tab/><text:tab/><text:tab/><text:tab/><text:tab/><text:tab/> <text:s text:c="4"/></text:span><text:span text:style-name="T24">7</text:span></text:p>
      <text:p text:style-name="P6"><text:tab/><text:tab/>2.1.<text:span text:style-name="T99">2</text:span> Interfaces<text:tab/><text:tab/><text:tab/><text:tab/><text:tab/><text:tab/><text:tab/> <text:s text:c="4"/><text:span text:style-name="T97">7</text:span></text:p>
      <text:p text:style-name="P6"><text:tab/><text:tab/>2.1.<text:span text:style-name="T99">3</text:span> Hardware Interfaces<text:tab/><text:tab/><text:tab/> <text:s text:c="3"/><text:tab/><text:tab/> <text:s text:c="4"/><text:span text:style-name="T97">7</text:span><text:tab/></text:p>
      <text:p text:style-name="P6"><text:tab/><text:tab/>2.1.<text:span text:style-name="T99">4</text:span> Software Interfaces<text:tab/><text:tab/><text:tab/><text:tab/><text:tab/> <text:s text:c="4"/><text:span text:style-name="T97">8</text:span></text:p>
      <text:p text:style-name="P7"><text:tab/><text:tab/>2.1.<text:span text:style-name="T99">5</text:span> Communication Interfaces <text:s text:c="35"/><text:span text:style-name="T99">8</text:span></text:p>
      <text:p text:style-name="P7"><text:tab/><text:tab/><text:span text:style-name="T99">2.1.6 Memory Constraints</text:span><text:tab/> <text:s text:c="4"/><text:tab/><text:tab/><text:tab/><text:tab/> <text:s text:c="4"/><text:span text:style-name="T103">8<text:tab/></text:span></text:p>
      <text:p text:style-name="P7"><text:tab/><text:tab/><text:span text:style-name="T99">2.1.7 Operations <text:tab/><text:tab/><text:tab/><text:tab/><text:tab/><text:tab/> <text:s text:c="4"/>8</text:span></text:p>
      <text:p text:style-name="P7"><text:tab/><text:tab/>2.1.<text:span text:style-name="T99">8</text:span> <text:s/>Site Adaptation Requirements<text:tab/><text:tab/><text:tab/> <text:s text:c="4"/><text:span text:style-name="T97">8</text:span></text:p>
      <text:p text:style-name="P6"><text:soft-page-break/><text:tab/>2.2 Product Functions<text:tab/><text:tab/><text:tab/><text:tab/><text:tab/><text:tab/> <text:s text:c="4"/><text:span text:style-name="T97">8</text:span></text:p>
      <text:p text:style-name="P6"><text:tab/>2.3 User Characteristics<text:tab/><text:tab/><text:tab/><text:tab/><text:tab/><text:tab/> <text:s text:c="4"/><text:span text:style-name="T97">9</text:span></text:p>
      <text:p text:style-name="P6"><text:tab/>2.4 Constraints<text:tab/><text:tab/><text:tab/><text:tab/><text:tab/><text:tab/><text:tab/><text:tab/> <text:s text:c="4"/><text:span text:style-name="T97">9</text:span></text:p>
      <text:p text:style-name="P3"><text:span text:style-name="T22"><text:tab/>2.5 </text:span><text:span text:style-name="T35">Assumptions and Dependencies</text:span><text:span text:style-name="T65"><text:tab/></text:span><text:span text:style-name="T64"><text:tab/><text:tab/><text:tab/><text:tab/> <text:s text:c="4"/></text:span><text:span text:style-name="T33"><text:s text:c="2"/></text:span><text:span text:style-name="T34">10</text:span></text:p>
      <text:p text:style-name="P9"/>
      <text:p text:style-name="P2"/>
      <text:p text:style-name="P11">3 S<text:span text:style-name="T30">pecific Requirement </text:span><text:span text:style-name="T86">___________________________ </text:span><text:span text:style-name="T20">1</text:span><text:span text:style-name="T45">2</text:span></text:p>
      <text:p text:style-name="P12"><text:span text:style-name="T20"><text:tab/>3.1 External Interfaces<text:tab/><text:tab/><text:tab/><text:tab/><text:tab/><text:tab/><text:tab/> <text:s text:c="4"/>1</text:span><text:span text:style-name="T45">2</text:span></text:p>
      <text:p text:style-name="P12"><text:span text:style-name="T20"><text:tab/>3.2 Functions <text:tab/><text:tab/><text:tab/><text:tab/><text:tab/><text:tab/><text:tab/><text:tab/> <text:s text:c="4"/>1</text:span><text:span text:style-name="T45">2</text:span><text:span text:style-name="T20"><text:tab/><text:tab/></text:span></text:p>
      <text:p text:style-name="P10"/>
      <text:p text:style-name="P2"/>
      <text:p text:style-name="P2"/>
      <text:p text:style-name="P2"/>
      <text:p text:style-name="P82"/>
      <text:p text:style-name="P2"/>
      <text:p text:style-name="P59"/>
      <text:p text:style-name="P59"/>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text:soft-page-break/></text:p>
      <text:p text:style-name="P4"/>
      <text:p text:style-name="P4"/>
      <text:p text:style-name="P4"/>
      <text:p text:style-name="P4"><text:span text:style-name="T61">1</text:span>. Introduction</text:p>
      <text:p text:style-name="P84"><text:s text:c="10"/></text:p>
      <text:p text:style-name="P83"><text:span text:style-name="T36"><text:s text:c="13"/></text:span><text:span text:style-name="T38"><text:s/>Payroll system is the heart of any Human Resource System of an organization. The solution has to take care of the calculation of salary as per rules of the company, income tax calculation and various deductions to be done from the salary including statutory deductions like Income tax and provident fund deductions. It has to generate pay-slip, cheque summary and MIS reports.</text:span></text:p>
      <text:p text:style-name="P85"/>
      <text:p text:style-name="P83"><text:span text:style-name="T32"><text:s text:c="14"/></text:span><text:span text:style-name="T38"><text:s/>It is understood that we are tired of managing thousand of odd papers, pay slips, payroll reports, and salary details and so on. Imagine that we have a payroll processing system which will generate our pay slips and payroll reports within seconds. We can help others automated your payroll system by developing a customized payroll application that suits your specific requirements.</text:span></text:p>
      <text:p text:style-name="P59"/>
      <text:p text:style-name="P97">1.1 Purpose</text:p>
      <text:p text:style-name="P75">Main aim of developing Payroll Management system is to provide an easy way not only to automate all functionalities involved managing leaves and Payroll for the employees of Company, but also to provide full functional reports to management of Company with the details about usage of leave facility.</text:p>
      <text:p text:style-name="P69">We are committed to bring the best way of management in the various forms of PMS. We understand that PMS in not a product to be sold, it is a tool to manage the inner operation of Company related to employee leave and Payroll. This SRS can be work as legal contract between customer and the companies.</text:p>
      <text:p text:style-name="P67"/>
      <text:p text:style-name="P17">1.2 Scope</text:p>
      <text:p text:style-name="P74"><text:soft-page-break/><text:span text:style-name="T38"><text:s/>The generic function of the system that is to be developed may reflect in this name: </text:span><text:span text:style-name="T36">“Employee Payroll Management System(EPM)</text:span><text:span text:style-name="T38">”. This Application works in Multiple PC’s installed on multiple Computers but sharing same database by which users of different department can use it sitting at different locations simultaneously.</text:span></text:p>
      <text:p text:style-name="P75"><text:s text:c="2"/>But in future we can make the Application where the database will be hosted in order to manage the all departments which will be located in different places and by keeping domain <text:s/>of Application as Online.</text:p>
      <text:p text:style-name="P74"/>
      <text:p text:style-name="P77">Benefits:<text:tab/></text:p>
      <text:p text:style-name="P63"><text:span text:style-name="T37">✔</text:span><text:span text:style-name="T71"> <text:s text:c="3"/></text:span><text:span text:style-name="T32">To improve efficiency.</text:span></text:p>
      <text:p text:style-name="P86"><text:span text:style-name="T37"><text:tab/><text:tab/>✔</text:span><text:span text:style-name="T71"> <text:s text:c="3"/></text:span><text:span text:style-name="T32">Quickly find out information of an employee details.</text:span></text:p>
      <text:p text:style-name="P86"><text:span text:style-name="T32"><text:tab/><text:tab/></text:span><text:span text:style-name="T66">✔ <text:s/></text:span><text:span text:style-name="T32">To provide easy and faster access information.</text:span></text:p>
      <text:p text:style-name="P86"><text:span text:style-name="T32"><text:tab/><text:tab/></text:span><text:span text:style-name="T66">✔ </text:span><text:span text:style-name="T32">To provide user friendly environment.</text:span></text:p>
      <text:p text:style-name="P86"/>
      <text:p text:style-name="P89">1.3 Definitions, Acronyms, Abbreviations</text:p>
      <text:list xml:id="list5223097009516551943" text:style-name="WWNum4">
        <text:list-item>
          <text:p text:style-name="P114">SRS <text:s text:c="4"/>- Software Requirements Specification</text:p>
        </text:list-item>
        <text:list-item>
          <text:p text:style-name="P114">EPM <text:s text:c="2"/>- Employee Payroll Management</text:p>
        </text:list-item>
        <text:list-item>
          <text:p text:style-name="P115">GUI <text:s text:c="4"/>-Graphical User Interface </text:p>
        </text:list-item>
        <text:list-item>
          <text:p text:style-name="P116"><text:span text:style-name="T32">PMS <text:s text:c="4"/>-Payroll Management System</text:span><text:span text:style-name="T51"> <text:s text:c="4"/></text:span></text:p>
        </text:list-item>
        <text:list-item>
          <text:p text:style-name="P115">CMS <text:s text:c="4"/>-Change Management System (Bug tracking tool)</text:p>
        </text:list-item>
        <text:list-item>
          <text:p text:style-name="P115">DBMS <text:s/>-Database Management System</text:p>
        </text:list-item>
        <text:list-item>
          <text:p text:style-name="P115">CVS <text:s text:c="5"/>-Concurrent Version System</text:p>
        </text:list-item>
        <text:list-item>
          <text:p text:style-name="P121"><text:span text:style-name="T4">D.A<text:tab/> <text:s/>-D</text:span><text:span text:style-name="T78">earness allowence</text:span></text:p>
        </text:list-item>
        <text:list-item>
          <text:p text:style-name="P122"><text:span text:style-name="T5">CCA <text:s text:c="5"/>-</text:span><text:span text:style-name="T80">C</text:span><text:span text:style-name="T78">ity </text:span><text:span text:style-name="T79">C</text:span><text:span text:style-name="T78">ompensatory </text:span><text:span text:style-name="T79">A</text:span><text:span text:style-name="T78">llowence</text:span></text:p>
        </text:list-item>
      </text:list>
      <text:p text:style-name="P17">1.4 References</text:p>
      <text:list xml:id="list3162954355628052915" text:style-name="WWNum10">
        <text:list-item>
          <text:p text:style-name="P123">Java <text:tab/>swing Documentation By Oracle:</text:p>
        </text:list-item>
      </text:list>
      <text:p text:style-name="P73"><text:span text:style-name="T3"><text:s/></text:span><text:a xlink:type="simple" xlink:href="https://docs.oracle.com/javase/tutorial/uiswing/components/" text:style-name="Internet_20_link" text:visited-style-name="Visited_20_Internet_20_Link"><text:span text:style-name="T57">https://docs.oracle.com/javase/tutorial/uiswing/components/</text:span></text:a></text:p>
      <text:list xml:id="list4996292221170312001" text:style-name="WWNum9">
        <text:list-item>
          <text:p text:style-name="P126"><text:soft-page-break/><text:span text:style-name="T39">Java Swing</text:span><text:span text:style-name="T58">TM</text:span><text:span text:style-name="T39"> , 2 </text:span><text:span text:style-name="T58">nd </text:span><text:span text:style-name="T39">edition by Brian Cole,James Elliot (O'Reilly).</text:span></text:p>
        </text:list-item>
        <text:list-item>
          <text:p text:style-name="P124">Software Engineering by “Roger Pressman” (7e).</text:p>
        </text:list-item>
        <text:list-item>
          <text:p text:style-name="P125"><text:a xlink:type="simple" xlink:href="http://www.java2s.com/Tutorial/Java/0240__Swing/Catalog0240__Swing.htm" text:style-name="Internet_20_link" text:visited-style-name="Visited_20_Internet_20_Link">http://www.java2s.com/Tutorial/Java/0240__Swing/Catalog0240__Swing.htm</text:a></text:p>
        </text:list-item>
        <text:list-item>
          <text:p text:style-name="P125"><text:a xlink:type="simple" xlink:href="https://code.google.com/p/xswingx/wiki/GettingStarted" text:style-name="Internet_20_link" text:visited-style-name="Visited_20_Internet_20_Link">https://code.google.com/p/xswingx/wiki/GettingStarted</text:a></text:p>
          <text:p text:style-name="P128"/>
        </text:list-item>
      </text:list>
      <text:p text:style-name="P55"/>
      <text:p text:style-name="P56">1.5 Overview</text:p>
      <text:p text:style-name="P55"><text:span text:style-name="T68"><text:s text:c="7"/><text:tab/></text:span><text:span text:style-name="T38">The following subsections provide the complete overview of the software specifications requirements documentation for the product Employee Payroll Management. The entire SRS is documented in view of User and the following sub sections are arranged to give a complete outlook of the software, its perspective, features, system requirements and users know how it is.</text:span></text:p>
      <text:p text:style-name="P86"/>
      <text:p text:style-name="P86"/>
      <text:p text:style-name="P14"/>
      <text:p text:style-name="P112"/>
      <text:p text:style-name="P112"/>
      <text:p text:style-name="P112"/>
      <text:p text:style-name="P111"><text:bookmark text:name="h.xcm8eh117v37"/><text:span text:style-name="T62">2</text:span><text:span text:style-name="T54"> General Description</text:span></text:p>
      <text:p text:style-name="P54"/>
      <text:p text:style-name="P8">2.1 Product perspective</text:p>
      <text:p text:style-name="P68"/>
      <text:p text:style-name="P70">This software is developed specifically to cater the company employees leave management, is totally self contained and works efficiently. It provides simple database rather than complex ones for high requirements and it provides good and easy graphical user interface to both new as well as experienced user of the computer.</text:p>
      <text:p text:style-name="P54"/>
      <text:p text:style-name="P18"><text:soft-page-break/>2.1.<text:span text:style-name="T98">2 System</text:span> Interfaces</text:p>
      <text:p text:style-name="P14"><text:span text:style-name="T38"><text:tab/></text:span><text:span text:style-name="T69">This is Desktop Application that interact with user via GUI.It is Only Standalone Application.</text:span></text:p>
      <text:p text:style-name="P18">2.1.<text:span text:style-name="T98">3</text:span> Hardware Interfaces</text:p>
      <text:p text:style-name="P14"><text:span text:style-name="T38"><text:tab/></text:span><text:span text:style-name="T69">This section defines hardware requirements for the PMS. Hardware requirements represent the minimum physical system configuration on which the PMS runs and fulfils performance requirements. The hardware requirements for mobile devices (handhelds, mobile phones) are omitted in this document, but must be present in a real-time SRS.</text:span></text:p>
      <text:p text:style-name="P14"/>
      <text:p text:style-name="P14"><text:span text:style-name="T2">Requirement ID <text:s/><text:tab/></text:span><text:span text:style-name="T67"> </text:span><text:span text:style-name="T69">R13.01.01</text:span></text:p>
      <text:p text:style-name="P14"><text:span text:style-name="T67">Group <text:s/><text:tab/><text:tab/> </text:span><text:span text:style-name="T69">Hardware\Host system18</text:span></text:p>
      <text:p text:style-name="P16"><text:span text:style-name="T67">Description<text:tab/><text:tab/> </text:span><text:span text:style-name="T69">The server part of the PMS shall be able to run and fulfill the <text:s text:c="6"/></text:span></text:p>
      <text:p text:style-name="P98">performance requirements on: Dual Pentium 2.8 GHz, 2 GB RAM, 5 GB disk space. LAN bandwidth: 1Gbps WAN bandwidth: 2 Mbps.</text:p>
      <text:p text:style-name="P14"><text:span text:style-name="T67">Priority <text:tab/></text:span><text:span text:style-name="T2"><text:tab/></text:span><text:span text:style-name="T72">1</text:span></text:p>
      <text:p text:style-name="P14"/>
      <text:p text:style-name="P18">2.1.<text:span text:style-name="T98">4</text:span> Software Interfaces</text:p>
      <text:p text:style-name="P14"><text:span text:style-name="T25"><text:tab/></text:span><text:span text:style-name="T69">This System requires JAVA 8 with jdk 1.8.7 installation on Client machine for Good performance of the System. </text:span><text:span text:style-name="T70">System requires MySQL 5.6.2 as Data Base Management <text:s/>Client.</text:span></text:p>
      <text:p text:style-name="P19">2.1.<text:span text:style-name="T98">5</text:span> Communication Interfaces</text:p>
      <text:p text:style-name="P15"><text:span text:style-name="T25"><text:tab/></text:span><text:span text:style-name="T69">No other means of communication interface is necessary.</text:span></text:p>
      <text:p text:style-name="P20">2.1.6 Memory Constraints</text:p>
      <text:p text:style-name="P27"><text:tab/>There are no memory con<text:span text:style-name="T107">straints</text:span> applicable for this system.</text:p>
      <text:p text:style-name="P20">2.1.7 Operations</text:p>
      <text:p text:style-name="P34"><text:s/><text:span text:style-name="T101">The system provides 2 modes;</text:span></text:p>
      <text:p text:style-name="P35">1)User mode: User can see his salary, deductions, leave status.User can also print <text:tab/><text:tab/> <text:s text:c="2"/><text:span text:style-name="T102">his</text:span> <text:s/>Pay-Sl<text:span text:style-name="T107">i</text:span>p.</text:p>
      <text:p text:style-name="P35"><text:soft-page-break/>2)Admin mode: Admin can change every employee's details. <text:span text:style-name="T102">Admin can generate <text:tab/><text:tab/> <text:s text:c="5"/>company reports. leave reports,salary reports.</text:span></text:p>
      <text:p text:style-name="P34"/>
      <text:p text:style-name="P34"/>
      <text:p text:style-name="P18">2.1.<text:span text:style-name="T98">8</text:span> Site Adaptation Requirements</text:p>
      <text:p text:style-name="P21">User of this system must have following prior requirements:</text:p>
      <text:list xml:id="list517339442239975018" text:style-name="WWNum6">
        <text:list-item>
          <text:p text:style-name="P127">A working computer system</text:p>
        </text:list-item>
        <text:list-item>
          <text:p text:style-name="P127">Java Installation</text:p>
        </text:list-item>
        <text:list-item>
          <text:p text:style-name="P127">Internet connectivity</text:p>
        </text:list-item>
      </text:list>
      <text:p text:style-name="P90"/>
      <text:p text:style-name="P90"/>
      <text:p text:style-name="P90">2.2 Product functions</text:p>
      <text:p text:style-name="P99"><text:tab/><text:span text:style-name="T47">Software provides Master module in which user can see Designation and Department of particular employee. </text:span></text:p>
      <text:p text:style-name="P102"><text:tab/>User can see Employee personal details and Salary related details. In Personal deta<text:span text:style-name="T97">il </text:span>use<text:span text:style-name="T97">r</text:span>name,address,e-mail,mobile number,country,state,city,pincode <text:span text:style-name="T76">and salary also.</text:span></text:p>
      <text:p text:style-name="P102"><text:tab/><text:span text:style-name="T76">PMS provides Search Faciltiy.User Can Search any details of employee from any where from Software.User only provides Employee id and he/she can see all details on the basis of Id of that particular Employee.</text:span></text:p>
      <text:p text:style-name="P102"><text:tab/><text:span text:style-name="T76">Software Provides Leave Management Facility .In that Employee can Submit his leave request and he can see leave status also.He can see leave approval Message too.</text:span></text:p>
      <text:p text:style-name="P103"><text:tab/><text:span text:style-name="T76">Software Provides Attendance related Information. When Employee can starts his work and leave office.</text:span></text:p>
      <text:p text:style-name="P104"><text:soft-page-break/><text:tab/>Software Provides deduction Calculation,that includes tax, PF, Loan, insurance,General Providant Fund(GPF), Loss of Pay, medical and other special deduction also available.</text:p>
      <text:p text:style-name="P103"><text:tab/><text:span text:style-name="T77">Software Provides Allowance Facility,that includes employess' basic,medical, washing,</text:span> <text:span text:style-name="T81">D.A, C.C.A, H.R.A ,L.T.A . </text:span></text:p>
      <text:p text:style-name="P103"><text:tab/><text:span text:style-name="T82">Software Provides Report Facility .User can see Comapany Details report, employee report,Loan detail report,Leave detail report,Employee Salary <text:s/>report.</text:span></text:p>
      <text:p text:style-name="P105"><text:span text:style-name="T73"><text:tab/> </text:span><text:span text:style-name="T74">Software Provides Pay Slip and Print </text:span><text:span text:style-name="T75">the </text:span><text:span text:style-name="T74">Pay Slip Facility.</text:span></text:p>
      <text:p text:style-name="P100"/>
      <text:p text:style-name="P101">2.3 User Characteristics</text:p>
      <text:p text:style-name="P78">2.3.1 End Users</text:p>
      <text:list xml:id="list3212487821758232990" text:style-name="WWNum3">
        <text:list-item>
          <text:p text:style-name="P118">No specific knowledge or skills are required from the end user.</text:p>
        </text:list-item>
        <text:list-item>
          <text:p text:style-name="P117"><text:span text:style-name="T69"><text:s/>End user should have basic idea about computer operations and database</text:span><text:span text:style-name="T38">.</text:span></text:p>
        </text:list-item>
      </text:list>
      <text:p text:style-name="P106"><text:s/></text:p>
      <text:p text:style-name="P78">2.3.2 Administrator</text:p>
      <text:list xml:id="list2575544107481645037" text:style-name="WWNum11">
        <text:list-item>
          <text:p text:style-name="P119">Administrator must be having good knowledge of database management system.</text:p>
        </text:list-item>
        <text:list-item>
          <text:p text:style-name="P119">Administrator must be capable to manage user rights.</text:p>
        </text:list-item>
        <text:list-item>
          <text:p text:style-name="P119">If the network connection does not work properly than our system should not work as intended.</text:p>
        </text:list-item>
        <text:list-item>
          <text:p text:style-name="P119">Also that is assumed that <text:s/>the product <text:s/>is installed properly at web server.</text:p>
        </text:list-item>
        <text:list-item>
          <text:p text:style-name="P119">This system will not take care of any virus problem, which might occur either on the client or the server system. Avoiding the use of pirated software and ensuring that floppies and other removable media are scanned for viruses before use could minimize the possibility of viral infection.</text:p>
        </text:list-item>
        <text:list-item>
          <text:p text:style-name="P119">Recovery of data after a system crash will be possible only if backups are taken at regular intervals.</text:p>
        </text:list-item>
        <text:list-item>
          <text:p text:style-name="P119">Manual interfaces cannot be fully avoided. Documented proofs like data entry of employees etc. will have to be verified by the concerned management staff <text:s/>before entering it into the computerized system.</text:p>
        </text:list-item>
      </text:list>
      <text:p text:style-name="P86"/>
      <text:p text:style-name="P18"><text:soft-page-break/>2.4 Constraints</text:p>
      <text:list xml:id="list1156189182175668497" text:style-name="WWNum8">
        <text:list-item>
          <text:p text:style-name="P120">Accuracy of data<text:tab/></text:p>
        </text:list-item>
        <text:list-item>
          <text:p text:style-name="P120">Delayed output </text:p>
        </text:list-item>
        <text:list-item>
          <text:p text:style-name="P120">Functioning of payroll centralization process </text:p>
        </text:list-item>
        <text:list-item>
          <text:p text:style-name="P120">Manual data generation </text:p>
        </text:list-item>
        <text:list-item>
          <text:p text:style-name="P120">Follow-up on data </text:p>
        </text:list-item>
        <text:list-item>
          <text:p text:style-name="P120">High recruitment turnaround<text:tab/></text:p>
        </text:list-item>
        <text:list-item>
          <text:p text:style-name="P120">Lack of standard operating procedures (SOPs) </text:p>
        </text:list-item>
        <text:list-item>
          <text:p text:style-name="P120">Communication </text:p>
        </text:list-item>
        <text:list-item>
          <text:p text:style-name="P120">Delayed response to employees</text:p>
        </text:list-item>
      </text:list>
      <text:p text:style-name="P14"/>
      <text:p text:style-name="P107">2.5 Assumptions and Dependencies</text:p>
      <text:p text:style-name="P108">Assumptions:</text:p>
      <text:list xml:id="list5977782902966082549" text:style-name="WWNum2">
        <text:list-item>
          <text:p text:style-name="P129"><text:span text:style-name="T71"><text:s text:c="2"/></text:span><text:span text:style-name="T67">The code should be free with compilation errors/syntax errors.</text:span></text:p>
        </text:list-item>
        <text:list-item>
          <text:p text:style-name="P130">The product must have an interface which is simple enough to understand.</text:p>
        </text:list-item>
      </text:list>
      <text:p text:style-name="P109"><text:s/></text:p>
      <text:p text:style-name="P110">Dependencies:</text:p>
      <text:list xml:id="list3443797127419498423" text:style-name="WWNum12">
        <text:list-item>
          <text:p text:style-name="P131">All necessary hardware and software are available for implementing <text:s text:c="2"/>and use of the tool.</text:p>
        </text:list-item>
        <text:list-item>
          <text:p text:style-name="P131">The proposed system would be designed, developed and implemented based on the software requirements specifications document.</text:p>
        </text:list-item>
        <text:list-item>
          <text:p text:style-name="P132">End users should have basic knowledge of computer and we also assure that the users will be given software training documentation and reference material.</text:p>
        </text:list-item>
        <text:list-item>
          <text:p text:style-name="P133"><text:s/>The system is not required to save generated reports.</text:p>
        </text:list-item>
      </text:list>
      <text:p text:style-name="P14"/>
      <text:p text:style-name="P14"/>
      <text:p text:style-name="P14"/>
      <text:p text:style-name="P40"/>
      <text:p text:style-name="P47"/>
      <text:p text:style-name="P47"><text:soft-page-break/></text:p>
      <text:p text:style-name="P47"/>
      <text:p text:style-name="P47"/>
      <text:p text:style-name="P47"/>
      <text:p text:style-name="P47"/>
      <text:p text:style-name="P47"/>
      <text:p text:style-name="P47"/>
      <text:p text:style-name="P47"/>
      <text:p text:style-name="P47"/>
      <text:p text:style-name="P40"><text:span text:style-name="T60">3</text:span><text:span text:style-name="T88"> </text:span><text:span text:style-name="T53">S</text:span><text:span text:style-name="T88">pecific Requirements</text:span></text:p>
      <text:p text:style-name="P41">3.1 External Interfaces</text:p>
      <text:p text:style-name="P41">3.2 Functions</text:p>
      <text:p text:style-name="P42"><text:span text:style-name="T41">3.1</text:span><text:span text:style-name="T42">)</text:span><text:span text:style-name="T41"> System provides various type </text:span><text:span text:style-name="T46">of</text:span><text:span text:style-name="T41"> user profiles </text:span></text:p>
      <text:p text:style-name="P28"><text:tab/>3.1.1 System should provides admin profile</text:p>
      <text:p text:style-name="P42"><text:span text:style-name="T41"><text:tab/>Input : <text:s text:c="3"/></text:span><text:span text:style-name="T42">U</text:span><text:span text:style-name="T41">sername </text:span><text:span text:style-name="T42">&amp;P</text:span><text:span text:style-name="T41">assword<text:tab/></text:span></text:p>
      <text:p text:style-name="P42"><text:span text:style-name="T41"><text:tab/></text:span><text:span text:style-name="T42">Output: <text:s/>Logged in with admin </text:span></text:p>
      <text:p text:style-name="P29"><text:tab/>3.1.2 System provides create profile feature for new employees</text:p>
      <text:p text:style-name="P29"><text:soft-page-break/><text:tab/>Input: <text:s/>Employee id,username,password,dob,country,address,email,mobile <text:tab/><text:tab/><text:tab/>number.</text:p>
      <text:p text:style-name="P29"><text:tab/>Output: new entry added in database.</text:p>
      <text:p text:style-name="P29"><text:tab/>3.1.3 <text:s/>System should provide facility to user that he/she will change his/her <text:tab/><text:tab/><text:tab/>profile.</text:p>
      <text:p text:style-name="P32"><text:tab/>3.1.4 System provides deletion of user profile.</text:p>
      <text:p text:style-name="P32"><text:tab/><text:tab/>Input : Employee id</text:p>
      <text:p text:style-name="P32"><text:tab/><text:tab/>Output : user profile deleted</text:p>
      <text:p text:style-name="P29">3.2) System should store the list of all user and the relation between users and user roles.</text:p>
      <text:p text:style-name="P29"/>
      <text:p text:style-name="P29">3.3)System provides search facility</text:p>
      <text:p text:style-name="P30"><text:tab/>3.3.1 System provides search using employee id or job id or department id.</text:p>
      <text:p text:style-name="P44"><text:span text:style-name="T40"><text:tab/> </text:span><text:span text:style-name="T43">Input : Employee id , Job id,department id</text:span></text:p>
      <text:p text:style-name="P32"><text:tab/>Output: user can see all details of employees</text:p>
      <text:p text:style-name="P33"><text:tab/>3.3.2 System provides update feature for user profile</text:p>
      <text:p text:style-name="P33"><text:tab/>Input : Employee id in search box</text:p>
      <text:p text:style-name="P33"><text:tab/>Output: user can manually change details of employee.</text:p>
      <text:p text:style-name="P48"><text:span text:style-name="T6">3.4)</text:span><text:span text:style-name="T14">System should </text:span><text:span text:style-name="T15">provide </text:span><text:span text:style-name="T14">payment of pay and deductions.</text:span></text:p>
      <text:p text:style-name="P36"><text:tab/>3.4.1 System provides monthly payment details</text:p>
      <text:p text:style-name="P36"><text:tab/><text:tab/>Input : employee id</text:p>
      <text:p text:style-name="P36"><text:tab/><text:tab/>Output: user can see payment details</text:p>
      <text:p text:style-name="P48"><text:span text:style-name="T6"><text:tab/>3.4.2</text:span><text:span text:style-name="T14"> System provides tax deduction of every employee.</text:span></text:p>
      <text:p text:style-name="P33"><text:soft-page-break/><text:tab/><text:tab/>Input: employee id,job,id</text:p>
      <text:p text:style-name="P45"><text:span text:style-name="T40"><text:tab/><text:tab/>Output: </text:span><text:span text:style-name="T44">user can check his tax deduction from salary</text:span></text:p>
      <text:p text:style-name="P48"><text:span text:style-name="T7"><text:tab/>3.4.3 </text:span><text:span text:style-name="T17">System provides PF,G.P.F,Insurance,Loan deduction of every employee</text:span></text:p>
      <text:p text:style-name="P49"><text:span text:style-name="T11"><text:tab/><text:tab/>Input : </text:span><text:span text:style-name="T6">employee id,job,id</text:span></text:p>
      <text:p text:style-name="P49"><text:span text:style-name="T6"><text:tab/><text:tab/></text:span><text:span text:style-name="T7">Output : user can check his Pf,G.P.F ,Insurance deduction.</text:span></text:p>
      <text:p text:style-name="P29"><text:tab/></text:p>
      <text:p text:style-name="P31"/>
      <text:p text:style-name="P46"><text:span text:style-name="T90"><text:tab/></text:span><text:span text:style-name="T91">3.5)</text:span><text:span text:style-name="T16">System provides time and attend</text:span><text:span text:style-name="T17">a</text:span><text:span text:style-name="T16">nce processing </text:span></text:p>
      <text:p text:style-name="P37"><text:tab/> <text:s text:c="8"/>3.5.1 <text:s/>System provides view of attendance report</text:p>
      <text:p text:style-name="P37"><text:tab/> <text:s text:c="9"/>Input: employee id with arrival and departure time</text:p>
      <text:p text:style-name="P38"><text:tab/> <text:s text:c="8"/>Output: user can see all the details regarding attendance of employee.</text:p>
      <text:p text:style-name="P38"><text:tab/> <text:s text:c="8"/>3.5.2 System provides editing of attendance report</text:p>
      <text:p text:style-name="P37"><text:tab/> <text:s text:c="8"/>Input: employee id with arrival and departure time</text:p>
      <text:p text:style-name="P37"><text:tab/> <text:s text:c="8"/>Output:user can edit that report and make graphical report.</text:p>
      <text:p text:style-name="P37">3.6)System provides leave management</text:p>
      <text:p text:style-name="P37"><text:tab/> <text:s text:c="9"/>3.6.1 System should provide leave report</text:p>
      <text:p text:style-name="P37"><text:tab/> <text:s text:c="9"/>Input: employee id </text:p>
      <text:p text:style-name="P37"><text:tab/> <text:s text:c="9"/>Output:leave report of particular employee</text:p>
      <text:p text:style-name="P43"><text:tab/> <text:s/><text:span text:style-name="T89">3.6.2 System should provide leave Status</text:span></text:p>
      <text:p text:style-name="P92"><text:tab/><text:tab/>3.6.2.1 <text:s/>System should provide leave approval</text:p>
      <text:p text:style-name="P92"><text:tab/><text:tab/>Input:employee id</text:p>
      <text:p text:style-name="P92"><text:tab/><text:tab/>Output:user can see leave approved or not.</text:p>
      <text:p text:style-name="P92"><text:soft-page-break/><text:tab/><text:tab/>3.6.2.2 System should provide leave Canceling</text:p>
      <text:p text:style-name="P92"><text:tab/><text:tab/>Input:employee id</text:p>
      <text:p text:style-name="P92"><text:tab/><text:tab/>Output:user can cancel his leave</text:p>
      <text:p text:style-name="P91">3.7)System provides all information regarding Special Allowance</text:p>
      <text:p text:style-name="P91"><text:s text:c="13"/>3.7.1 System should <text:s/>provide Conveyance details</text:p>
      <text:p text:style-name="P91"><text:tab/> <text:span text:style-name="T105">Input:Employee id</text:span></text:p>
      <text:p text:style-name="P91"><text:tab/> <text:span text:style-name="T105">Output:all details regarding convayance details</text:span></text:p>
      <text:p text:style-name="P93"><text:tab/>3.7.2 System should provide medical details</text:p>
      <text:p text:style-name="P93"><text:tab/> <text:span text:style-name="T105">Input:Employee id</text:span></text:p>
      <text:p text:style-name="P94"><text:tab/> <text:span text:style-name="T105">Output:a</text:span><text:span text:style-name="T106">ll details regarding medical details</text:span></text:p>
      <text:p text:style-name="P93"><text:tab/>3.7.3 System should provide City Compensatory Allowance</text:p>
      <text:p text:style-name="P87"><text:span text:style-name="T48"><text:tab/> <text:s/></text:span><text:span text:style-name="T49">Input:Employee id</text:span></text:p>
      <text:p text:style-name="P88"><text:span text:style-name="T49"><text:tab/> <text:s/>Ouput:a</text:span><text:span text:style-name="T50">ll details regarding <text:s/>C.C.A </text:span></text:p>
      <text:p text:style-name="P94"><text:tab/>3.7.4 <text:s/>System should provide City Compensatory Dearness Allowance</text:p>
      <text:p text:style-name="P88"><text:span text:style-name="T48"><text:tab/> <text:s text:c="2"/></text:span><text:span text:style-name="T49">Input:Employee id</text:span></text:p>
      <text:p text:style-name="P88"><text:span text:style-name="T49"><text:s text:c="14"/>Output:a</text:span><text:span text:style-name="T50">ll details regarding D.A</text:span></text:p>
      <text:p text:style-name="P22"><text:span text:style-name="T92">3.8)System should provide All types of Reports</text:span><text:span text:style-name="T87"><text:tab/></text:span></text:p>
      <text:p text:style-name="P76"><text:span text:style-name="T87"><text:s text:c="3"/></text:span><text:span text:style-name="T92">3.8.1 <text:s/>System should provide Company reports</text:span><text:span text:style-name="T87"><text:tab/></text:span></text:p>
      <text:p text:style-name="P79"><text:s text:c="4"/><text:span text:style-name="T93">Input : Company name,Project Id</text:span></text:p>
      <text:p text:style-name="P79"><text:s text:c="4"/><text:span text:style-name="T93">Output: user can see graphical view of report in pie chart </text:span></text:p>
      <text:p text:style-name="P81"><text:s text:c="2"/>3.8.2 System should provide Employee Salary Reports</text:p>
      <text:p text:style-name="P79"><text:s text:c="4"/><text:span text:style-name="T94">Input:Salary Id,employee id</text:span></text:p>
      <text:p text:style-name="P79"><text:soft-page-break/><text:s text:c="4"/><text:span text:style-name="T94">Output: user can see graphical view of salary report in pie chart</text:span></text:p>
      <text:p text:style-name="P79"><text:s/><text:span text:style-name="T94">3.8.3 System should provide employee loan reports</text:span></text:p>
      <text:p text:style-name="P79"><text:s text:c="4"/><text:span text:style-name="T94">Input:loan id,employee id</text:span></text:p>
      <text:p text:style-name="P80"><text:s text:c="4"/><text:span text:style-name="T94">Output:user can <text:s/>user can see graphical view of loan report in pie chart</text:span></text:p>
      <text:p text:style-name="P23">3.9)System should provide Security</text:p>
      <text:p text:style-name="P52"><text:span text:style-name="T9">3.9.1 </text:span><text:span text:style-name="T16">System is given to only valid operators that has valid id and passwo</text:span><text:span text:style-name="T19">rd</text:span></text:p>
      <text:p text:style-name="P52"><text:span text:style-name="T19"><text:tab/> <text:s text:c="2"/></text:span><text:span text:style-name="T12">Input: id,password</text:span></text:p>
      <text:p text:style-name="P25"><text:tab/> <text:s text:c="2"/>Output:secure login</text:p>
      <text:p text:style-name="P26"/>
      <text:p text:style-name="P23">3.10)System should provide Good performance</text:p>
      <text:p text:style-name="P23"><text:tab/> <text:s text:c="2"/>3.10.1 <text:span text:style-name="T95">System will error free and fast</text:span></text:p>
      <text:p text:style-name="P50"><text:span text:style-name="T9"><text:tab/> <text:s text:c="2"/></text:span><text:span text:style-name="T10">3.10.2 </text:span><text:span text:style-name="T16">System should have built in error checking and correction facility.</text:span></text:p>
      <text:p text:style-name="P51"><text:span text:style-name="T8"><text:tab/> <text:s text:c="4"/></text:span><text:span text:style-name="T12">Input:</text:span><text:span text:style-name="T13">wrong details</text:span></text:p>
      <text:p text:style-name="P51"><text:span text:style-name="T12"><text:tab/> <text:s text:c="4"/></text:span><text:span text:style-name="T13">Output: Error pop-up will be shown</text:span></text:p>
      <text:p text:style-name="P51"><text:span text:style-name="T12"><text:tab/> <text:s text:c="2"/></text:span><text:span text:style-name="T10">3.10.3 </text:span><text:span text:style-name="T16">System should be able to handle large amount of da</text:span><text:span text:style-name="T18">t</text:span><text:span text:style-name="T16">a comfortably.</text:span></text:p>
      <text:p text:style-name="P39"><text:tab/> <text:s text:c="5"/><text:span text:style-name="T104">Input:multiple queries</text:span></text:p>
      <text:p text:style-name="P39"><text:tab/> <text:s text:c="5"/><text:span text:style-name="T104">Output:details will shown in new window</text:span></text:p>
      <text:p text:style-name="P39">3.11)System provides facility for printing pay-slip</text:p>
      <text:p text:style-name="P24"><text:tab/> <text:span text:style-name="T100">Input: pay-slip number,employee id </text:span></text:p>
      <text:p text:style-name="P24"><text:tab/> <text:span text:style-name="T100">Output:printed pay-slip.</text:span></text:p>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lay" svg:font-family="Play" style:font-family-generic="system" style:font-pitch="variable"/>
    <style:font-face style:name="Raleway" svg:font-family="Raleway" style:font-family-generic="system" style:font-pitch="variable"/>
    <style:font-face style:name="Roboto1" svg:font-family="Roboto"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ListLabel_20_1" style:display-name="ListLabel 1" style:family="text">
      <style:text-properties style:font-name="Roboto" fo:font-family="Roboto" style:font-family-generic="roman" style:font-pitch="variable" fo:font-size="14pt" style:text-underline-style="none" style:font-size-asian="11pt" style:font-size-complex="11pt"/>
    </style:style>
    <style:style style:name="ListLabel_20_2" style:display-name="ListLabel 2" style:family="text">
      <style:text-properties style:font-name="Roboto" fo:font-family="Roboto" style:font-family-generic="roman" style:font-pitch="variable" fo:font-size="12pt" style:text-underline-style="none" fo:font-weight="bold"/>
    </style:style>
    <style:style style:name="ListLabel_20_3" style:display-name="ListLabel 3" style:family="text">
      <style:text-properties style:font-name="Roboto" fo:font-family="Roboto" style:font-family-generic="roman" style:font-pitch="variable" fo:font-size="12pt" style:text-underline-style="none" fo:font-weight="normal" style:font-size-asian="11pt" style:font-weight-asian="norma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consecutive-numbering="true">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text-properties style:font-name="Calibri" fo:font-size="12pt" style:font-name-asian="Play" style:font-size-asian="12pt" style:font-name-complex="Play" style:font-size-complex="12pt"/>
    </style:style>
    <style:style style:name="MP2" style:family="paragraph" style:parent-style-name="Standard">
      <style:paragraph-properties fo:margin-top="0cm" fo:margin-bottom="0cm" loext:contextual-spacing="false"/>
    </style:style>
    <style:style style:name="MT1" style:family="text">
      <style:text-properties fo:font-size="10pt" style:font-size-asian="10pt" style:font-size-complex="10pt"/>
    </style:style>
    <style:page-layout style:name="Mpm1">
      <style:page-layout-properties fo:page-width="21.59cm" fo:page-height="27.94cm" style:num-format="1" style:print-orientation="portrait" fo:margin-top="1.27cm" fo:margin-bottom="1.27cm" fo:margin-left="2.54cm" fo:margin-right="2.06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Payroll Management System <text:tab/><text:tab/><text:tab/><text:tab/> <text:s text:c="2"/><text:tab/>Software Requirements Specification</text:p>
      </style:header>
      <style:footer>
        <text:p text:style-name="MP2"><text:tab/><text:tab/><text:tab/><text:tab/><text:tab/><text:page-number text:select-page="current">16</text:page-number> of <text:page-count>16</text:page-count><text:tab/><text:tab/><text:tab/><text:tab/> <text:s text:c="10"/><text:chapter text:display="number-and-name" text:outline-level="1"/><text:span text:style-name="MT1"><text:date style:data-style-name="N76" text:date-value="2015-08-18T22:48:12.126999702" text:fixed="true">August 18, 2015</text:date></text:span></text:p>
      </style:footer>
    </style:master-page>
    <style:master-page style:name="First_20_Page" style:display-name="First Page" style:page-layout-name="Mpm1" style:next-style-name="Standard">
      <style:header>
        <text:p text:style-name="MP2"/>
      </style:header>
      <style:footer>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4T21:33:25.524000000</dc:date>
    <meta:editing-duration>PT3H40M32S</meta:editing-duration>
    <meta:editing-cycles>60</meta:editing-cycles>
    <meta:generator>LibreOffice/5.0.0.5$Windows_x86 LibreOffice_project/1b1a90865e348b492231e1c451437d7a15bb262b</meta:generator>
    <meta:document-statistic meta:table-count="0" meta:image-count="0" meta:object-count="0" meta:page-count="16" meta:paragraph-count="225" meta:word-count="1916" meta:character-count="13795" meta:non-whitespace-character-count="11133"/>
  </office:meta>
</office:document-meta>
</file>